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AF000000738AD044BD16AD12EF.png" manifest:media-type="image/png"/>
  <manifest:file-entry manifest:full-path="Pictures/10000201000004D60000007907FEC51DA207E20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Latin Modern Roman" svg:font-family="'Latin Modern Roman'"/>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7cm" svg:stroke-color="#000000" draw:stroke-linejoin="round" draw:fill="none"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fefff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18cm" svg:stroke-color="#000000"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6"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7" style:family="graphic">
      <style:graphic-properties style:protect="size"/>
    </style:style>
    <style:style style:name="gr8"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cm" svg:stroke-color="#ffffff"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0"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457cm" fo:min-width="0.963cm" fo:padding-top="0.125cm" fo:padding-bottom="0.125cm" fo:padding-left="0.2cm" fo:padding-right="0.25cm" fo:wrap-option="no-wrap"/>
    </style:style>
    <style:style style:name="gr11"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style>
    <style:style style:name="gr12"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style>
    <style:style style:name="gr13"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style>
    <style:style style:name="gr14"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style>
    <style:style style:name="gr15"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style>
    <style:style style:name="gr16"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style>
    <style:style style:name="gr17"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style>
    <style:style style:name="gr18"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1cm" fo:padding-right="0.25cm" fo:wrap-option="no-wrap"/>
    </style:style>
    <style:style style:name="gr19"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1cm" fo:padding-right="0.25cm" fo:wrap-option="no-wrap"/>
    </style:style>
    <style:style style:name="gr20" style:family="graphic" style:parent-style-name="standard">
      <style:graphic-properties draw:stroke="solid" svg:stroke-width="0cm" svg:stroke-color="#000000" draw:marker-end="Arrow" draw:marker-end-width="0.1cm" draw:marker-end-center="false" draw:fill="none" draw:textarea-horizontal-align="center" draw:textarea-vertical-align="top" draw:auto-grow-height="false" fo:padding-top="0.125cm" fo:padding-bottom="0.125cm" fo:padding-left="0.25cm" fo:padding-right="0.25cm" fo:wrap-option="wrap"/>
    </style:style>
    <style:style style:name="gr2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cm" svg:stroke-color="#000000" draw:marker-start="Arrow" draw:marker-start-width="0.1cm" draw:marker-start-center="false" draw:marker-end="Arrow" draw:marker-end-width="0.1cm" draw:marker-end-center="false" draw:fill="none" draw:textarea-horizontal-align="center" draw:textarea-vertical-align="top" draw:auto-grow-height="false" fo:min-height="0cm" fo:min-width="0cm" fo:padding-top="0.125cm" fo:padding-bottom="0.125cm" fo:padding-left="0.25cm" fo:padding-right="0.25cm" fo:wrap-option="wrap"/>
    </style:style>
    <style:style style:name="gr23"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style>
    <style:style style:name="gr24"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6" style:family="graphic" style:parent-style-name="standard">
      <style:graphic-properties draw:stroke="solid" svg:stroke-width="0cm" svg:stroke-color="#000000" draw:marker-end="Arrow" draw:marker-end-width="0.1cm" draw:marker-end-center="false" draw:fill="none" draw:textarea-horizontal-align="center"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8" style:family="graphic" style:parent-style-name="standard" style:list-style-name="L3">
      <style:graphic-properties draw:stroke="none" svg:stroke-width="0cm" draw:fill="none" draw:textarea-vertical-align="top" draw:auto-grow-height="false" draw:fit-to-size="false" style:shrink-to-fit="false" fo:min-height="0.502cm" fo:min-width="0.832cm" fo:padding-top="0.125cm" fo:padding-bottom="0.125cm" fo:padding-left="0.25cm" fo:padding-right="0.25cm" fo:wrap-option="wrap"/>
    </style:style>
    <style:style style:name="gr29"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30" style:family="graphic" style:parent-style-name="standard">
      <style:graphic-properties draw:stroke="solid" svg:stroke-width="0cm" svg:stroke-color="#000000" draw:marker-start="Arrow" draw:marker-start-width="0.1cm" draw:marker-start-center="false" draw:marker-end="Arrow" draw:marker-end-width="0.1cm" draw:marker-end-center="false" draw:fill="none" draw:textarea-horizontal-align="center" draw:textarea-vertical-align="top" draw:auto-grow-height="false" fo:min-height="1.18cm" fo:min-width="0cm" fo:padding-top="0.125cm" fo:padding-bottom="0.125cm" fo:padding-left="0.25cm" fo:padding-right="0.25cm" fo:wrap-option="wrap"/>
    </style:style>
    <style:style style:name="pr1" style:family="presentation" style:parent-style-name="Blank_20_Slide-notes" style:list-style-name="L4">
      <style:graphic-properties draw:stroke="none" svg:stroke-width="0cm" draw:fill="none" draw:fill-color="#ffffff" draw:textarea-vertical-align="top" draw:auto-grow-height="false" draw:fit-to-size="false" style:shrink-to-fit="false" fo:min-height="3.429cm" fo:padding-top="0cm" fo:padding-bottom="0cm" fo:padding-left="0cm" fo:padding-right="0cm" fo:wrap-option="wrap"/>
    </style:style>
    <style:style style:name="pr2" style:family="presentation" style:parent-style-name="Blank_20_Slide-notes">
      <style:graphic-properties draw:fill-color="#ffffff" fo:min-height="12.572cm"/>
    </style:style>
    <style:style style:name="P1" style:family="paragraph">
      <loext:graphic-properties draw:fill="none"/>
      <style:paragraph-properties fo:text-align="start"/>
      <style:text-properties fo:font-size="18pt"/>
    </style:style>
    <style:style style:name="P2" style:family="paragraph">
      <loext:graphic-properties draw:fill="solid" draw:fill-color="#000000"/>
      <style:paragraph-properties fo:text-align="start"/>
      <style:text-properties fo:font-size="18pt"/>
    </style:style>
    <style:style style:name="P3" style:family="paragraph">
      <loext:graphic-properties draw:fill="solid" draw:fill-color="#fefffe"/>
      <style:paragraph-properties fo:text-align="start"/>
      <style:text-properties fo:font-size="18pt"/>
    </style:style>
    <style:style style:name="P4" style:family="paragraph">
      <style:paragraph-properties fo:margin-left="0.045cm" fo:margin-right="0cm" fo:margin-top="0.032cm" fo:margin-bottom="0cm" fo:line-height="0.194cm" fo:text-align="center" fo:text-indent="-0.008cm">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8pt"/>
    </style:style>
    <style:style style:name="P6" style:family="paragraph">
      <style:paragraph-properties fo:margin-left="0.035cm" fo:margin-right="0cm" fo:margin-top="0.032cm" fo:margin-bottom="0cm" fo:line-height="0.194cm" fo:text-align="center" fo:text-indent="0.162cm">
        <style:tab-stops>
          <style:tab-stop style:position="0cm"/>
        </style:tab-stops>
      </style:paragraph-properties>
    </style:style>
    <style:style style:name="P7" style:family="paragraph">
      <style:paragraph-properties fo:margin-left="0.057cm" fo:margin-right="0cm" fo:margin-top="0.032cm" fo:margin-bottom="0cm" fo:line-height="0.194cm" fo:text-align="center" fo:text-indent="-0.02cm">
        <style:tab-stops>
          <style:tab-stop style:position="0cm"/>
        </style:tab-stops>
      </style:paragraph-properties>
    </style:style>
    <style:style style:name="P8" style:family="paragraph">
      <style:paragraph-properties fo:margin-left="0.035cm" fo:margin-right="0cm" fo:margin-top="0.032cm" fo:margin-bottom="0cm" fo:line-height="0.194cm" fo:text-align="center" fo:text-indent="0.15cm">
        <style:tab-stops>
          <style:tab-stop style:position="0cm"/>
        </style:tab-stops>
      </style:paragraph-properties>
    </style:style>
    <style:style style:name="P9" style:family="paragraph">
      <style:paragraph-properties fo:margin-left="0.035cm" fo:margin-right="0cm" fo:margin-top="0.012cm" fo:margin-bottom="0cm" fo:line-height="95%" fo:text-align="start" fo:text-indent="0cm"/>
    </style:style>
    <style:style style:name="P10" style:family="paragraph">
      <style:paragraph-properties fo:margin-top="0.089cm" fo:margin-bottom="0cm" fo:line-height="95%" fo:text-align="start"/>
    </style:style>
    <style:style style:name="P11" style:family="paragraph">
      <style:paragraph-properties fo:margin-left="0.143cm" fo:margin-right="0cm" fo:margin-top="0.089cm" fo:margin-bottom="0cm" fo:line-height="95%" fo:text-align="start" fo:text-indent="0cm"/>
    </style:style>
    <style:style style:name="P12" style:family="paragraph">
      <style:paragraph-properties fo:margin-left="0.168cm" fo:margin-right="0cm" fo:margin-top="0.089cm" fo:margin-bottom="0cm" fo:line-height="95%" fo:text-align="start" fo:text-indent="0cm"/>
    </style:style>
    <style:style style:name="P13" style:family="paragraph">
      <style:paragraph-properties fo:margin-left="0.042cm" fo:margin-right="0cm" fo:margin-top="0.089cm" fo:margin-bottom="0cm" fo:line-height="95%" fo:text-align="start" fo:text-indent="0cm"/>
    </style:style>
    <style:style style:name="P14" style:family="paragraph">
      <style:paragraph-properties fo:margin-left="0.379cm" fo:margin-right="0cm" fo:margin-top="0.089cm" fo:margin-bottom="0cm" fo:line-height="95%" fo:text-align="start" fo:text-indent="0cm"/>
    </style:style>
    <style:style style:name="P15" style:family="paragraph">
      <style:paragraph-properties fo:margin-left="0.483cm" fo:margin-right="0cm" fo:margin-top="0.089cm" fo:margin-bottom="0cm" fo:line-height="95%" fo:text-align="start" fo:text-indent="0cm"/>
    </style:style>
    <style:style style:name="P16" style:family="paragraph">
      <style:paragraph-properties fo:margin-left="0.106cm" fo:margin-right="0cm" fo:margin-top="0.089cm" fo:margin-bottom="0cm" fo:line-height="95%" fo:text-align="start" fo:text-indent="0cm"/>
    </style:style>
    <style:style style:name="P17" style:family="paragraph">
      <style:paragraph-properties fo:margin-left="0.038cm" fo:margin-right="0cm" fo:margin-top="0.089cm" fo:margin-bottom="0cm" fo:line-height="95%" fo:text-align="start" fo:text-indent="0cm"/>
    </style:style>
    <style:style style:name="P18" style:family="paragraph">
      <style:paragraph-properties fo:margin-left="0.266cm" fo:margin-right="0cm" fo:margin-top="0.089cm" fo:margin-bottom="0cm" fo:line-height="95%" fo:text-align="start" fo:text-indent="0cm"/>
    </style:style>
    <style:style style:name="P19"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0" style:family="paragraph">
      <style:paragraph-properties fo:margin-top="0cm" fo:margin-bottom="0cm" fo:line-height="100%" fo:text-align="end"/>
    </style:style>
    <style:style style:name="P21" style:family="paragraph">
      <loext:graphic-properties draw:fill="solid" draw:fill-color="#ffffff"/>
      <style:paragraph-properties fo:text-align="start" style:font-independent-line-spacing="true"/>
      <style:text-properties fo:font-size="18pt"/>
    </style:style>
    <style:style style:name="P22" style:family="paragraph">
      <style:paragraph-properties fo:margin-top="0cm" fo:margin-bottom="0cm" fo:line-height="100%" fo:text-align="center"/>
    </style:style>
    <style:style style:name="P23" style:family="paragraph">
      <loext:graphic-properties draw:fill="solid" draw:fill-color="#ffffff"/>
      <style:paragraph-properties fo:margin-top="0cm" fo:margin-bottom="0cm" fo:line-height="100%" fo:text-align="center" style:font-independent-line-spacing="true"/>
      <style:text-properties fo:font-size="18pt"/>
    </style:style>
    <style:style style:name="P24" style:family="paragraph">
      <loext:graphic-properties draw:fill="solid" draw:fill-color="#ffffff"/>
      <style:paragraph-properties fo:text-align="start"/>
      <style:text-properties fo:font-size="18pt"/>
    </style:style>
    <style:style style:name="P25" style:family="paragraph">
      <style:paragraph-properties fo:text-align="center"/>
    </style:style>
    <style:style style:name="P26" style:family="paragraph">
      <loext:graphic-properties draw:fill="solid" draw:fill-color="#ffffff"/>
      <style:paragraph-properties fo:text-align="center" style:font-independent-line-spacing="true"/>
      <style:text-properties fo:font-size="18pt"/>
    </style:style>
    <style:style style:name="P27" style:family="paragraph">
      <style:paragraph-properties fo:margin-top="0cm" fo:margin-bottom="0cm" fo:line-height="100%" fo:text-align="start"/>
    </style:style>
    <style:style style:name="P28" style:family="paragraph">
      <loext:graphic-properties draw:fill="none"/>
      <style:paragraph-properties fo:margin-top="0cm" fo:margin-bottom="0cm" fo:line-height="100%" fo:text-align="start" style:font-independent-line-spacing="true"/>
      <style:text-properties fo:font-size="18pt"/>
    </style:style>
    <style:style style:name="P29"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Times New Roman" fo:font-size="5pt" fo:letter-spacing="-0.007cm" fo:font-style="normal" style:text-underline-style="none" fo:font-weight="normal" style:font-name-asian="DejaVu Sans" style:font-size-asian="5pt" style:font-style-asian="normal" style:font-weight-asian="normal" style:font-name-complex="DejaVu Sans" style:font-size-complex="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imes New Roman" fo:font-size="5pt" fo:letter-spacing="normal" fo:font-style="normal" style:text-underline-style="none" fo:font-weight="normal" style:font-name-asian="DejaVu Sans" style:font-size-asian="5pt" style:font-style-asian="normal" style:font-weight-asian="normal" style:font-name-complex="DejaVu Sans" style:font-size-complex="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imes New Roman" fo:font-size="5pt" fo:letter-spacing="0.001cm" fo:font-style="normal" style:text-underline-style="none" fo:font-weight="normal" style:font-name-asian="DejaVu Sans" style:font-size-asian="5pt" style:font-style-asian="normal" style:font-weight-asian="normal" style:font-name-complex="DejaVu Sans" style:font-size-complex="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 fo:font-size="5pt" fo:letter-spacing="-0.003cm" fo:font-style="normal" style:text-underline-style="none" fo:font-weight="normal" style:font-name-asian="DejaVu Sans" style:font-size-asian="5pt" style:font-style-asian="normal" style:font-weight-asian="normal" style:font-name-complex="DejaVu Sans" style:font-size-complex="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5pt" fo:letter-spacing="0.006cm" fo:font-style="normal" style:text-underline-style="none" fo:font-weight="normal" style:font-name-asian="DejaVu Sans" style:font-size-asian="5pt" style:font-style-asian="normal" style:font-weight-asian="normal" style:font-name-complex="DejaVu Sans" style:font-size-complex="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5pt" fo:letter-spacing="-0.001cm" fo:font-style="normal" style:text-underline-style="none" fo:font-weight="normal" style:font-name-asian="DejaVu Sans" style:font-size-asian="5pt" style:font-style-asian="normal" style:font-weight-asian="normal" style:font-name-complex="DejaVu Sans" style:font-size-complex="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Times New Roman" fo:font-size="5pt" fo:letter-spacing="0.002cm" fo:font-style="normal" style:text-underline-style="none" fo:font-weight="normal" style:font-name-asian="DejaVu Sans" style:font-size-asian="5pt" style:font-style-asian="normal" style:font-weight-asian="normal" style:font-name-complex="DejaVu Sans" style:font-size-complex="5pt" style:font-style-complex="normal" style:font-weight-complex="normal"/>
    </style:style>
    <style:style style:name="T8"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atin Modern Roman" fo:font-size="5pt" fo:letter-spacing="normal" fo:font-style="normal" style:text-underline-style="none" fo:font-weight="normal" style:font-name-asian="DejaVu Sans" style:font-size-asian="5pt" style:font-style-asian="normal" style:font-weight-asian="normal" style:font-name-complex="DejaVu Sans" style:font-size-complex="5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Latin Modern Roman" fo:font-size="5pt" fo:letter-spacing="normal" fo:font-style="italic" style:text-underline-style="none" fo:font-weight="normal" style:font-name-asian="DejaVu Sans" style:font-size-asian="5pt" style:font-style-asian="italic" style:font-weight-asian="normal" style:font-name-complex="DejaVu Sans" style:font-size-complex="5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Latin Modern Roman" fo:font-size="6pt" fo:letter-spacing="normal" fo:font-style="normal" style:text-underline-style="none" fo:font-weight="normal" style:font-name-asian="DejaVu Sans" style:font-size-asian="6pt" style:font-style-asian="normal" style:font-weight-asian="normal" style:font-name-complex="DejaVu Sans" style:font-size-complex="6pt" style:font-style-complex="normal" style:font-weight-complex="normal"/>
    </style:style>
    <style:style style:name="T12" style:family="text">
      <style:text-properties fo:color="#000000" style:font-name="Latin Modern Roman" fo:font-size="6pt" style:font-name-asian="DejaVu Sans" style:font-size-asian="6pt" style:font-name-complex="DejaVu Sans" style:font-size-complex="6pt"/>
    </style:style>
    <style:style style:name="T13" style:family="text">
      <style:text-properties fo:font-variant="normal" fo:text-transform="none" style:text-line-through-style="none" style:text-line-through-type="none" style:text-position="0% 100%" style:font-name="Latin Modern Roman" fo:font-size="5pt" fo:letter-spacing="normal" fo:font-style="normal" style:text-underline-style="none" fo:font-weight="normal" style:font-size-asian="5pt" style:font-style-asian="normal" style:font-weight-asian="normal" style:font-size-complex="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1" draw:layer="layout" svg:width="4.32cm" svg:height="0.877cm" svg:x="4.554cm" svg:y="0.356cm">
          <text:p/>
          <draw:enhanced-geometry draw:mirror-horizontal="false" draw:mirror-vertical="false" svg:viewBox="0 0 0 0" drawooo:sub-view-size="3293109 315721" draw:text-areas="0 0 ?f0 ?f1" draw:type="ooxml-non-primitive" draw:enhanced-path="M 3293109 315721 L 0 0 N">
            <draw:equation draw:name="f0" draw:formula="logwidth"/>
            <draw:equation draw:name="f1" draw:formula="logheight"/>
          </draw:enhanced-geometry>
        </draw:custom-shape>
        <draw:custom-shape draw:name="CustomShape 2" draw:style-name="gr2" draw:text-style-name="P2" draw:layer="layout" svg:width="0.153cm" svg:height="0.187cm" svg:x="4.442cm" svg:y="0.272cm">
          <text:p/>
          <draw:enhanced-geometry draw:mirror-horizontal="false" draw:mirror-vertical="false" svg:viewBox="0 0 0 0" drawooo:sub-view-size="80644 64262" draw:text-areas="0 0 ?f0 ?f1" draw:type="ooxml-non-primitive" draw:enhanced-path="M 80644 0 L 0 24764 74549 64262 80644 0 Z N">
            <draw:equation draw:name="f0" draw:formula="logwidth"/>
            <draw:equation draw:name="f1" draw:formula="logheight"/>
          </draw:enhanced-geometry>
        </draw:custom-shape>
        <draw:custom-shape draw:name="CustomShape 3" draw:style-name="gr1" draw:text-style-name="P1" draw:layer="layout" svg:width="4.341cm" svg:height="0.268cm" svg:x="4.523cm" svg:y="0.965cm">
          <text:p/>
          <draw:enhanced-geometry draw:mirror-horizontal="false" draw:mirror-vertical="false" svg:viewBox="0 0 0 0" drawooo:sub-view-size="3292855 118363" draw:text-areas="0 0 ?f0 ?f1" draw:type="ooxml-non-primitive" draw:enhanced-path="M 3292855 118363 L 0 0 N">
            <draw:equation draw:name="f0" draw:formula="logwidth"/>
            <draw:equation draw:name="f1" draw:formula="logheight"/>
          </draw:enhanced-geometry>
        </draw:custom-shape>
        <draw:custom-shape draw:name="CustomShape 4" draw:style-name="gr2" draw:text-style-name="P2" draw:layer="layout" svg:width="0.15cm" svg:height="0.188cm" svg:x="4.422cm" svg:y="0.85cm">
          <text:p/>
          <draw:enhanced-geometry draw:mirror-horizontal="false" draw:mirror-vertical="false" svg:viewBox="0 0 0 0" drawooo:sub-view-size="78993 64515" draw:text-areas="0 0 ?f0 ?f1" draw:type="ooxml-non-primitive" draw:enhanced-path="M 78993 0 L 0 29463 76708 64515 78993 0 Z N">
            <draw:equation draw:name="f0" draw:formula="logwidth"/>
            <draw:equation draw:name="f1" draw:formula="logheight"/>
          </draw:enhanced-geometry>
        </draw:custom-shape>
        <draw:custom-shape draw:name="CustomShape 5" draw:style-name="gr1" draw:text-style-name="P1" draw:layer="layout" svg:width="4.341cm" svg:height="1.345cm" svg:x="4.529cm" svg:y="1.622cm">
          <text:p/>
          <draw:enhanced-geometry draw:mirror-horizontal="false" draw:mirror-vertical="false" svg:viewBox="0 0 0 0" drawooo:sub-view-size="3293491 434085" draw:text-areas="0 0 ?f0 ?f1" draw:type="ooxml-non-primitive" draw:enhanced-path="M 3293491 434085 L 0 0 N">
            <draw:equation draw:name="f0" draw:formula="logwidth"/>
            <draw:equation draw:name="f1" draw:formula="logheight"/>
          </draw:enhanced-geometry>
        </draw:custom-shape>
        <draw:custom-shape draw:name="CustomShape 6" draw:style-name="gr2" draw:text-style-name="P2" draw:layer="layout" svg:width="0.154cm" svg:height="0.186cm" svg:x="4.398cm" svg:y="1.528cm">
          <text:p/>
          <draw:enhanced-geometry draw:mirror-horizontal="false" draw:mirror-vertical="false" svg:viewBox="0 0 0 0" drawooo:sub-view-size="81534 64007" draw:text-areas="0 0 ?f0 ?f1" draw:type="ooxml-non-primitive" draw:enhanced-path="M 81534 0 L 0 21843 73025 64007 81534 0 Z N">
            <draw:equation draw:name="f0" draw:formula="logwidth"/>
            <draw:equation draw:name="f1" draw:formula="logheight"/>
          </draw:enhanced-geometry>
        </draw:custom-shape>
        <draw:custom-shape draw:name="CustomShape 7" draw:style-name="gr1" draw:text-style-name="P1" draw:layer="layout" svg:width="4.345cm" svg:height="0.691cm" svg:x="4.523cm" svg:y="2.275cm">
          <text:p/>
          <draw:enhanced-geometry draw:mirror-horizontal="false" draw:mirror-vertical="false" svg:viewBox="0 0 0 0" drawooo:sub-view-size="3292982 236727" draw:text-areas="0 0 ?f0 ?f1" draw:type="ooxml-non-primitive" draw:enhanced-path="M 3292982 236727 L 0 0 N">
            <draw:equation draw:name="f0" draw:formula="logwidth"/>
            <draw:equation draw:name="f1" draw:formula="logheight"/>
          </draw:enhanced-geometry>
        </draw:custom-shape>
        <draw:custom-shape draw:name="CustomShape 8" draw:style-name="gr2" draw:text-style-name="P2" draw:layer="layout" svg:width="0.151cm" svg:height="0.187cm" svg:x="4.437cm" svg:y="2.171cm">
          <text:p/>
          <draw:enhanced-geometry draw:mirror-horizontal="false" draw:mirror-vertical="false" svg:viewBox="0 0 0 0" drawooo:sub-view-size="80009 64262" draw:text-areas="0 0 ?f0 ?f1" draw:type="ooxml-non-primitive" draw:enhanced-path="M 80009 0 L 0 26543 75437 64262 80009 0 Z N">
            <draw:equation draw:name="f0" draw:formula="logwidth"/>
            <draw:equation draw:name="f1" draw:formula="logheight"/>
          </draw:enhanced-geometry>
        </draw:custom-shape>
        <draw:custom-shape draw:name="CustomShape 9" draw:style-name="gr1" draw:text-style-name="P1" draw:layer="layout" svg:width="4.34cm" svg:height="0.125cm" svg:x="4.531cm" svg:y="2.853cm">
          <text:p/>
          <draw:enhanced-geometry draw:mirror-horizontal="false" draw:mirror-vertical="false" svg:viewBox="0 0 0 0" drawooo:sub-view-size="3292729 39369" draw:text-areas="0 0 ?f0 ?f1" draw:type="ooxml-non-primitive" draw:enhanced-path="M 3292729 39369 L 0 0 N">
            <draw:equation draw:name="f0" draw:formula="logwidth"/>
            <draw:equation draw:name="f1" draw:formula="logheight"/>
          </draw:enhanced-geometry>
        </draw:custom-shape>
        <draw:custom-shape draw:name="CustomShape 10" draw:style-name="gr2" draw:text-style-name="P2" draw:layer="layout" svg:width="0.148cm" svg:height="0.188cm" svg:x="4.411cm" svg:y="2.755cm">
          <text:p/>
          <draw:enhanced-geometry draw:mirror-horizontal="false" draw:mirror-vertical="false" svg:viewBox="0 0 0 0" drawooo:sub-view-size="78359 64515" draw:text-areas="0 0 ?f0 ?f1" draw:type="ooxml-non-primitive" draw:enhanced-path="M 78359 0 L 0 31242 77597 64515 78359 0 Z N">
            <draw:equation draw:name="f0" draw:formula="logwidth"/>
            <draw:equation draw:name="f1" draw:formula="logheight"/>
          </draw:enhanced-geometry>
        </draw:custom-shape>
        <draw:custom-shape draw:name="CustomShape 11" draw:style-name="gr1" draw:text-style-name="P1" draw:layer="layout" svg:width="4.345cm" svg:height="0.508cm" svg:x="4.523cm" svg:y="2.969cm">
          <text:p/>
          <draw:enhanced-geometry draw:mirror-horizontal="false" draw:mirror-vertical="false" svg:viewBox="0 0 0 0" drawooo:sub-view-size="3292855 157861" draw:text-areas="0 0 ?f0 ?f1" draw:type="ooxml-non-primitive" draw:enhanced-path="M 3292855 0 L 0 157861 N">
            <draw:equation draw:name="f0" draw:formula="logwidth"/>
            <draw:equation draw:name="f1" draw:formula="logheight"/>
          </draw:enhanced-geometry>
        </draw:custom-shape>
        <draw:custom-shape draw:name="CustomShape 12" draw:style-name="gr2" draw:text-style-name="P2" draw:layer="layout" svg:width="0.15cm" svg:height="0.188cm" svg:x="4.409cm" svg:y="3.384cm">
          <text:p/>
          <draw:enhanced-geometry draw:mirror-horizontal="false" draw:mirror-vertical="false" svg:viewBox="0 0 0 0" drawooo:sub-view-size="79375 64515" draw:text-areas="0 0 ?f0 ?f1" draw:type="ooxml-non-primitive" draw:enhanced-path="M 76327 0 L 0 36067 79375 64515 76327 0 Z N">
            <draw:equation draw:name="f0" draw:formula="logwidth"/>
            <draw:equation draw:name="f1" draw:formula="logheight"/>
          </draw:enhanced-geometry>
        </draw:custom-shape>
        <draw:custom-shape draw:name="CustomShape 13" draw:style-name="gr1" draw:text-style-name="P1" draw:layer="layout" svg:width="4.324cm" svg:height="1.149cm" svg:x="4.554cm" svg:y="2.969cm">
          <text:p/>
          <draw:enhanced-geometry draw:mirror-horizontal="false" draw:mirror-vertical="false" svg:viewBox="0 0 0 0" drawooo:sub-view-size="3293237 355219" draw:text-areas="0 0 ?f0 ?f1" draw:type="ooxml-non-primitive" draw:enhanced-path="M 3293237 0 L 0 355219 N">
            <draw:equation draw:name="f0" draw:formula="logwidth"/>
            <draw:equation draw:name="f1" draw:formula="logheight"/>
          </draw:enhanced-geometry>
        </draw:custom-shape>
        <draw:custom-shape draw:name="CustomShape 14" draw:style-name="gr2" draw:text-style-name="P2" draw:layer="layout" svg:width="0.153cm" svg:height="0.187cm" svg:x="4.418cm" svg:y="4.022cm">
          <text:p/>
          <draw:enhanced-geometry draw:mirror-horizontal="false" draw:mirror-vertical="false" svg:viewBox="0 0 0 0" drawooo:sub-view-size="80899 64262" draw:text-areas="0 0 ?f0 ?f1" draw:type="ooxml-non-primitive" draw:enhanced-path="M 74040 0 L 0 40512 80899 64262 74040 0 Z N">
            <draw:equation draw:name="f0" draw:formula="logwidth"/>
            <draw:equation draw:name="f1" draw:formula="logheight"/>
          </draw:enhanced-geometry>
        </draw:custom-shape>
        <draw:custom-shape draw:name="CustomShape 15" draw:style-name="gr1" draw:text-style-name="P1" draw:layer="layout" svg:width="4.324cm" svg:height="1.779cm" svg:x="4.554cm" svg:y="2.969cm">
          <text:p/>
          <draw:enhanced-geometry draw:mirror-horizontal="false" draw:mirror-vertical="false" svg:viewBox="0 0 0 0" drawooo:sub-view-size="3296539 553085" draw:text-areas="0 0 ?f0 ?f1" draw:type="ooxml-non-primitive" draw:enhanced-path="M 3296539 0 L 0 553085 N">
            <draw:equation draw:name="f0" draw:formula="logwidth"/>
            <draw:equation draw:name="f1" draw:formula="logheight"/>
          </draw:enhanced-geometry>
        </draw:custom-shape>
        <draw:custom-shape draw:name="CustomShape 16" draw:style-name="gr2" draw:text-style-name="P2" draw:layer="layout" svg:width="0.156cm" svg:height="0.185cm" svg:x="4.422cm" svg:y="4.659cm">
          <text:p/>
          <draw:enhanced-geometry draw:mirror-horizontal="false" draw:mirror-vertical="false" svg:viewBox="0 0 0 0" drawooo:sub-view-size="82168 63626" draw:text-areas="0 0 ?f0 ?f1" draw:type="ooxml-non-primitive" draw:enhanced-path="M 71500 0 L 0 44703 82168 63626 71500 0 Z N">
            <draw:equation draw:name="f0" draw:formula="logwidth"/>
            <draw:equation draw:name="f1" draw:formula="logheight"/>
          </draw:enhanced-geometry>
        </draw:custom-shape>
        <draw:custom-shape draw:name="CustomShape 17" draw:style-name="gr1" draw:text-style-name="P1" draw:layer="layout" svg:width="4.314cm" svg:height="0.723cm" svg:x="4.554cm" svg:y="4.703cm">
          <text:p/>
          <draw:enhanced-geometry draw:mirror-horizontal="false" draw:mirror-vertical="false" svg:viewBox="0 0 0 0" drawooo:sub-view-size="3292982 236727" draw:text-areas="0 0 ?f0 ?f1" draw:type="ooxml-non-primitive" draw:enhanced-path="M 3292982 0 L 0 236728 N">
            <draw:equation draw:name="f0" draw:formula="logwidth"/>
            <draw:equation draw:name="f1" draw:formula="logheight"/>
          </draw:enhanced-geometry>
        </draw:custom-shape>
        <draw:custom-shape draw:name="CustomShape 18" draw:style-name="gr2" draw:text-style-name="P2" draw:layer="layout" svg:width="0.151cm" svg:height="0.187cm" svg:x="4.437cm" svg:y="5.338cm">
          <text:p/>
          <draw:enhanced-geometry draw:mirror-horizontal="false" draw:mirror-vertical="false" svg:viewBox="0 0 0 0" drawooo:sub-view-size="80009 64262" draw:text-areas="0 0 ?f0 ?f1" draw:type="ooxml-non-primitive" draw:enhanced-path="M 75437 0 L 0 37719 80009 64262 75437 0 Z N">
            <draw:equation draw:name="f0" draw:formula="logwidth"/>
            <draw:equation draw:name="f1" draw:formula="logheight"/>
          </draw:enhanced-geometry>
        </draw:custom-shape>
        <draw:custom-shape draw:name="CustomShape 19" draw:style-name="gr1" draw:text-style-name="P1" draw:layer="layout" svg:width="4.312cm" svg:height="1.305cm" svg:x="4.558cm" svg:y="4.703cm">
          <text:p/>
          <draw:enhanced-geometry draw:mirror-horizontal="false" draw:mirror-vertical="false" svg:viewBox="0 0 0 0" drawooo:sub-view-size="3293491 434086" draw:text-areas="0 0 ?f0 ?f1" draw:type="ooxml-non-primitive" draw:enhanced-path="M 3293491 0 L 0 434086 N">
            <draw:equation draw:name="f0" draw:formula="logwidth"/>
            <draw:equation draw:name="f1" draw:formula="logheight"/>
          </draw:enhanced-geometry>
        </draw:custom-shape>
        <draw:custom-shape draw:name="CustomShape 20" draw:style-name="gr2" draw:text-style-name="P2" draw:layer="layout" svg:width="0.154cm" svg:height="0.186cm" svg:x="4.437cm" svg:y="5.919cm">
          <text:p/>
          <draw:enhanced-geometry draw:mirror-horizontal="false" draw:mirror-vertical="false" svg:viewBox="0 0 0 0" drawooo:sub-view-size="81534 64007" draw:text-areas="0 0 ?f0 ?f1" draw:type="ooxml-non-primitive" draw:enhanced-path="M 73025 0 L 0 42163 81534 64007 73025 0 Z N">
            <draw:equation draw:name="f0" draw:formula="logwidth"/>
            <draw:equation draw:name="f1" draw:formula="logheight"/>
          </draw:enhanced-geometry>
        </draw:custom-shape>
        <draw:custom-shape draw:name="CustomShape 21" draw:style-name="gr1" draw:text-style-name="P1" draw:layer="layout" svg:width="4.347cm" svg:height="0.237cm" svg:x="4.409cm" svg:y="6.437cm">
          <text:p/>
          <draw:enhanced-geometry draw:mirror-horizontal="false" draw:mirror-vertical="false" svg:viewBox="0 0 0 0" drawooo:sub-view-size="3292855 118363" draw:text-areas="0 0 ?f0 ?f1" draw:type="ooxml-non-primitive" draw:enhanced-path="M 3292855 0 L 0 118363 N">
            <draw:equation draw:name="f0" draw:formula="logwidth"/>
            <draw:equation draw:name="f1" draw:formula="logheight"/>
          </draw:enhanced-geometry>
        </draw:custom-shape>
        <draw:custom-shape draw:name="CustomShape 22" draw:style-name="gr2" draw:text-style-name="P2" draw:layer="layout" svg:width="0.15cm" svg:height="0.188cm" svg:x="4.418cm" svg:y="6.561cm">
          <text:p/>
          <draw:enhanced-geometry draw:mirror-horizontal="false" draw:mirror-vertical="false" svg:viewBox="0 0 0 0" drawooo:sub-view-size="78993 64516" draw:text-areas="0 0 ?f0 ?f1" draw:type="ooxml-non-primitive" draw:enhanced-path="M 76708 0 L 0 35051 78993 64515 76708 0 Z N">
            <draw:equation draw:name="f0" draw:formula="logwidth"/>
            <draw:equation draw:name="f1" draw:formula="logheight"/>
          </draw:enhanced-geometry>
        </draw:custom-shape>
        <draw:custom-shape draw:name="CustomShape 23" draw:style-name="gr1" draw:text-style-name="P1" draw:layer="layout" svg:width="4.271cm" svg:height="0.825cm" svg:x="4.523cm" svg:y="6.437cm">
          <text:p/>
          <draw:enhanced-geometry draw:mirror-horizontal="false" draw:mirror-vertical="false" svg:viewBox="0 0 0 0" drawooo:sub-view-size="3293109 315722" draw:text-areas="0 0 ?f0 ?f1" draw:type="ooxml-non-primitive" draw:enhanced-path="M 3293109 0 L 0 315721 N">
            <draw:equation draw:name="f0" draw:formula="logwidth"/>
            <draw:equation draw:name="f1" draw:formula="logheight"/>
          </draw:enhanced-geometry>
        </draw:custom-shape>
        <draw:custom-shape draw:name="CustomShape 24" draw:style-name="gr2" draw:text-style-name="P2" draw:layer="layout" svg:width="0.153cm" svg:height="0.187cm" svg:x="4.425cm" svg:y="7.168cm">
          <text:p/>
          <draw:enhanced-geometry draw:mirror-horizontal="false" draw:mirror-vertical="false" svg:viewBox="0 0 0 0" drawooo:sub-view-size="80644 64262" draw:text-areas="0 0 ?f0 ?f1" draw:type="ooxml-non-primitive" draw:enhanced-path="M 74549 0 L 0 39497 80644 64262 74549 0 Z N">
            <draw:equation draw:name="f0" draw:formula="logwidth"/>
            <draw:equation draw:name="f1" draw:formula="logheight"/>
          </draw:enhanced-geometry>
        </draw:custom-shape>
        <draw:custom-shape draw:name="CustomShape 25" draw:style-name="gr1" draw:text-style-name="P1" draw:layer="layout" svg:width="0.2cm" svg:height="1.354cm" svg:x="10.711cm" svg:y="1.416cm">
          <text:p/>
          <draw:enhanced-geometry draw:mirror-horizontal="false" draw:mirror-vertical="false" svg:viewBox="0 0 0 0" drawooo:sub-view-size="72136 461137" draw:text-areas="0 0 ?f0 ?f1" draw:type="ooxml-non-primitive" draw:enhanced-path="M 1015 0 L 24002 38608 41275 74803 55879 115950 66801 164084 72009 219456 72136 228854 68199 284861 58165 334391 44068 376936 27432 414147 9143 447548 0 461137 N">
            <draw:equation draw:name="f0" draw:formula="logwidth"/>
            <draw:equation draw:name="f1" draw:formula="logheight"/>
          </draw:enhanced-geometry>
        </draw:custom-shape>
        <draw:custom-shape draw:name="CustomShape 26" draw:style-name="gr2" draw:text-style-name="P2" draw:layer="layout" svg:width="0.195cm" svg:height="0.241cm" svg:x="10.589cm" svg:y="2.719cm">
          <text:p/>
          <draw:enhanced-geometry draw:mirror-horizontal="false" draw:mirror-vertical="false" svg:viewBox="0 0 0 0" drawooo:sub-view-size="70358 82677" draw:text-areas="0 0 ?f0 ?f1" draw:type="ooxml-non-primitive" draw:enhanced-path="M 16890 0 L 0 82677 70358 36195 16890 0 Z N">
            <draw:equation draw:name="f0" draw:formula="logwidth"/>
            <draw:equation draw:name="f1" draw:formula="logheight"/>
          </draw:enhanced-geometry>
        </draw:custom-shape>
        <draw:custom-shape draw:name="CustomShape 27" draw:style-name="gr2" draw:text-style-name="P2" draw:layer="layout" svg:width="0.197cm" svg:height="0.24cm" svg:x="10.589cm" svg:y="1.229cm">
          <text:p/>
          <draw:enhanced-geometry draw:mirror-horizontal="false" draw:mirror-vertical="false" svg:viewBox="0 0 0 0" drawooo:sub-view-size="71120 82295" draw:text-areas="0 0 ?f0 ?f1" draw:type="ooxml-non-primitive" draw:enhanced-path="M 71120 45338 L 0 0 18161 82295 71120 45338 Z N">
            <draw:equation draw:name="f0" draw:formula="logwidth"/>
            <draw:equation draw:name="f1" draw:formula="logheight"/>
          </draw:enhanced-geometry>
        </draw:custom-shape>
        <draw:custom-shape draw:name="CustomShape 28" draw:style-name="gr1" draw:text-style-name="P1" draw:layer="layout" svg:width="0.805cm" svg:height="3.157cm" svg:x="10.749cm" svg:y="1.382cm">
          <text:p/>
          <draw:enhanced-geometry draw:mirror-horizontal="false" draw:mirror-vertical="false" svg:viewBox="0 0 0 0" drawooo:sub-view-size="288417 1073912" draw:text-areas="0 0 ?f0 ?f1" draw:type="ooxml-non-primitive" draw:enhanced-path="M 381 0 L 39370 37337 75946 74803 113792 116459 151002 161798 186182 210819 218186 264160 245872 322961 268224 388366 283210 460882 288417 535051 282701 612648 267462 684784 244983 750062 217043 808863 185038 862203 149860 911479 112775 957072 74930 998982 38608 1036574 5842 1068705 0 1073912 N">
            <draw:equation draw:name="f0" draw:formula="logwidth"/>
            <draw:equation draw:name="f1" draw:formula="logheight"/>
          </draw:enhanced-geometry>
        </draw:custom-shape>
        <draw:custom-shape draw:name="CustomShape 29" draw:style-name="gr2" draw:text-style-name="P2" draw:layer="layout" svg:width="0.22cm" svg:height="0.223cm" svg:x="10.589cm" svg:y="4.471cm">
          <text:p/>
          <draw:enhanced-geometry draw:mirror-horizontal="false" draw:mirror-vertical="false" svg:viewBox="0 0 0 0" drawooo:sub-view-size="79248 76454" draw:text-areas="0 0 ?f0 ?f1" draw:type="ooxml-non-primitive" draw:enhanced-path="M 35560 0 L 0 76454 79248 47625 35560 0 Z N">
            <draw:equation draw:name="f0" draw:formula="logwidth"/>
            <draw:equation draw:name="f1" draw:formula="logheight"/>
          </draw:enhanced-geometry>
        </draw:custom-shape>
        <draw:custom-shape draw:name="CustomShape 30" draw:style-name="gr2" draw:text-style-name="P2" draw:layer="layout" svg:width="0.22cm" svg:height="0.222cm" svg:x="10.589cm" svg:y="1.229cm">
          <text:p/>
          <draw:enhanced-geometry draw:mirror-horizontal="false" draw:mirror-vertical="false" svg:viewBox="0 0 0 0" drawooo:sub-view-size="79375 76200" draw:text-areas="0 0 ?f0 ?f1" draw:type="ooxml-non-primitive" draw:enhanced-path="M 79375 28320 L 0 0 36067 76200 79375 28320 Z N">
            <draw:equation draw:name="f0" draw:formula="logwidth"/>
            <draw:equation draw:name="f1" draw:formula="logheight"/>
          </draw:enhanced-geometry>
        </draw:custom-shape>
        <draw:custom-shape draw:name="CustomShape 31" draw:style-name="gr1" draw:text-style-name="P1" draw:layer="layout" svg:width="1.441cm" svg:height="4.911cm" svg:x="10.758cm" svg:y="1.372cm">
          <text:p/>
          <draw:enhanced-geometry draw:mirror-horizontal="false" draw:mirror-vertical="false" svg:viewBox="0 0 0 0" drawooo:sub-view-size="515620 1670177" draw:text-areas="0 0 ?f0 ?f1" draw:type="ooxml-non-primitive" draw:enhanced-path="M 508 0 L 37211 30607 79501 67183 126746 109474 176656 156591 227456 207645 277495 262255 325374 320294 370331 382270 411352 448818 447421 521081 477647 599821 500252 685546 513334 777240 515620 833247 509270 927227 492125 1016762 466216 1099693 433577 1175893 395350 1245870 352805 1310640 306577 1371219 257810 1428115 207390 1481582 156845 1531493 107823 1577213 62356 1617599 22478 1651889 0 1670177 N">
            <draw:equation draw:name="f0" draw:formula="logwidth"/>
            <draw:equation draw:name="f1" draw:formula="logheight"/>
          </draw:enhanced-geometry>
        </draw:custom-shape>
        <draw:custom-shape draw:name="CustomShape 32" draw:style-name="gr2" draw:text-style-name="P2" draw:layer="layout" svg:width="0.224cm" svg:height="0.217cm" svg:x="10.589cm" svg:y="6.212cm">
          <text:p/>
          <draw:enhanced-geometry draw:mirror-horizontal="false" draw:mirror-vertical="false" svg:viewBox="0 0 0 0" drawooo:sub-view-size="80772 74294" draw:text-areas="0 0 ?f0 ?f1" draw:type="ooxml-non-primitive" draw:enhanced-path="M 39877 0 L 0 74295 80772 49911 39877 0 Z N">
            <draw:equation draw:name="f0" draw:formula="logwidth"/>
            <draw:equation draw:name="f1" draw:formula="logheight"/>
          </draw:enhanced-geometry>
        </draw:custom-shape>
        <draw:custom-shape draw:name="CustomShape 33" draw:style-name="gr2" draw:text-style-name="P2" draw:layer="layout" svg:width="0.225cm" svg:height="0.215cm" svg:x="10.589cm" svg:y="1.229cm">
          <text:p/>
          <draw:enhanced-geometry draw:mirror-horizontal="false" draw:mirror-vertical="false" svg:viewBox="0 0 0 0" drawooo:sub-view-size="81025 73913" draw:text-areas="0 0 ?f0 ?f1" draw:type="ooxml-non-primitive" draw:enhanced-path="M 81025 23494 L 0 0 40639 73913 81025 23494 Z N">
            <draw:equation draw:name="f0" draw:formula="logwidth"/>
            <draw:equation draw:name="f1" draw:formula="logheight"/>
          </draw:enhanced-geometry>
        </draw:custom-shape>
        <draw:custom-shape draw:name="CustomShape 34" draw:style-name="gr1" draw:text-style-name="P1" draw:layer="layout" svg:width="0.2cm" svg:height="1.354cm" svg:x="10.711cm" svg:y="3.15cm">
          <text:p/>
          <draw:enhanced-geometry draw:mirror-horizontal="false" draw:mirror-vertical="false" svg:viewBox="0 0 0 0" drawooo:sub-view-size="72136 461010" draw:text-areas="0 0 ?f0 ?f1" draw:type="ooxml-non-primitive" draw:enhanced-path="M 1015 0 L 24002 38608 41275 74676 55879 115824 66801 163957 72009 219329 72136 228727 68199 284734 58165 334264 44068 376809 27432 414147 9143 447421 0 461010 N">
            <draw:equation draw:name="f0" draw:formula="logwidth"/>
            <draw:equation draw:name="f1" draw:formula="logheight"/>
          </draw:enhanced-geometry>
        </draw:custom-shape>
        <draw:custom-shape draw:name="CustomShape 35" draw:style-name="gr2" draw:text-style-name="P2" draw:layer="layout" svg:width="0.195cm" svg:height="0.241cm" svg:x="10.589cm" svg:y="4.453cm">
          <text:p/>
          <draw:enhanced-geometry draw:mirror-horizontal="false" draw:mirror-vertical="false" svg:viewBox="0 0 0 0" drawooo:sub-view-size="70358 82550" draw:text-areas="0 0 ?f0 ?f1" draw:type="ooxml-non-primitive" draw:enhanced-path="M 16890 0 L 0 82550 70358 36067 16890 0 Z N">
            <draw:equation draw:name="f0" draw:formula="logwidth"/>
            <draw:equation draw:name="f1" draw:formula="logheight"/>
          </draw:enhanced-geometry>
        </draw:custom-shape>
        <draw:custom-shape draw:name="CustomShape 36" draw:style-name="gr2" draw:text-style-name="P2" draw:layer="layout" svg:width="0.197cm" svg:height="0.24cm" svg:x="10.589cm" svg:y="2.962cm">
          <text:p/>
          <draw:enhanced-geometry draw:mirror-horizontal="false" draw:mirror-vertical="false" svg:viewBox="0 0 0 0" drawooo:sub-view-size="71120 82295" draw:text-areas="0 0 ?f0 ?f1" draw:type="ooxml-non-primitive" draw:enhanced-path="M 71120 45338 L 0 0 18161 82295 71120 45338 Z N">
            <draw:equation draw:name="f0" draw:formula="logwidth"/>
            <draw:equation draw:name="f1" draw:formula="logheight"/>
          </draw:enhanced-geometry>
        </draw:custom-shape>
        <draw:custom-shape draw:name="CustomShape 37" draw:style-name="gr1" draw:text-style-name="P1" draw:layer="layout" svg:width="0.805cm" svg:height="3.157cm" svg:x="10.749cm" svg:y="3.116cm">
          <text:p/>
          <draw:enhanced-geometry draw:mirror-horizontal="false" draw:mirror-vertical="false" svg:viewBox="0 0 0 0" drawooo:sub-view-size="288417 1073911" draw:text-areas="0 0 ?f0 ?f1" draw:type="ooxml-non-primitive" draw:enhanced-path="M 381 0 L 39370 37337 75946 74675 113792 116459 151002 161797 186182 210820 218186 264159 245872 322834 268224 388366 283210 460883 288417 535051 282701 612521 267462 684784 244983 750062 217043 808736 185038 862203 149860 911352 112775 956944 74930 998855 38608 1036574 5842 1068578 0 1073912 N">
            <draw:equation draw:name="f0" draw:formula="logwidth"/>
            <draw:equation draw:name="f1" draw:formula="logheight"/>
          </draw:enhanced-geometry>
        </draw:custom-shape>
        <draw:custom-shape draw:name="CustomShape 38" draw:style-name="gr2" draw:text-style-name="P2" draw:layer="layout" svg:width="0.22cm" svg:height="0.223cm" svg:x="10.589cm" svg:y="6.206cm">
          <text:p/>
          <draw:enhanced-geometry draw:mirror-horizontal="false" draw:mirror-vertical="false" svg:viewBox="0 0 0 0" drawooo:sub-view-size="79248 76454" draw:text-areas="0 0 ?f0 ?f1" draw:type="ooxml-non-primitive" draw:enhanced-path="M 35560 0 L 0 76453 79248 47497 35560 0 Z N">
            <draw:equation draw:name="f0" draw:formula="logwidth"/>
            <draw:equation draw:name="f1" draw:formula="logheight"/>
          </draw:enhanced-geometry>
        </draw:custom-shape>
        <draw:custom-shape draw:name="CustomShape 39" draw:style-name="gr2" draw:text-style-name="P2" draw:layer="layout" svg:width="0.22cm" svg:height="0.222cm" svg:x="10.589cm" svg:y="2.962cm">
          <text:p/>
          <draw:enhanced-geometry draw:mirror-horizontal="false" draw:mirror-vertical="false" svg:viewBox="0 0 0 0" drawooo:sub-view-size="79375 76199" draw:text-areas="0 0 ?f0 ?f1" draw:type="ooxml-non-primitive" draw:enhanced-path="M 79375 28320 L 0 0 36067 76199 79375 28320 Z N">
            <draw:equation draw:name="f0" draw:formula="logwidth"/>
            <draw:equation draw:name="f1" draw:formula="logheight"/>
          </draw:enhanced-geometry>
        </draw:custom-shape>
        <draw:custom-shape draw:name="CustomShape 40" draw:style-name="gr1" draw:text-style-name="P1" draw:layer="layout" svg:width="0.2cm" svg:height="1.354cm" svg:x="10.711cm" svg:y="4.884cm">
          <text:p/>
          <draw:enhanced-geometry draw:mirror-horizontal="false" draw:mirror-vertical="false" svg:viewBox="0 0 0 0" drawooo:sub-view-size="72136 461009" draw:text-areas="0 0 ?f0 ?f1" draw:type="ooxml-non-primitive" draw:enhanced-path="M 1015 0 L 24002 38607 41275 74675 55879 115950 66801 164083 72009 219455 72136 228726 68199 284860 58165 334263 44068 376808 27432 414146 9143 447547 0 461009 N">
            <draw:equation draw:name="f0" draw:formula="logwidth"/>
            <draw:equation draw:name="f1" draw:formula="logheight"/>
          </draw:enhanced-geometry>
        </draw:custom-shape>
        <draw:custom-shape draw:name="CustomShape 41" draw:style-name="gr2" draw:text-style-name="P2" draw:layer="layout" svg:width="0.195cm" svg:height="0.241cm" svg:x="10.589cm" svg:y="6.187cm">
          <text:p/>
          <draw:enhanced-geometry draw:mirror-horizontal="false" draw:mirror-vertical="false" svg:viewBox="0 0 0 0" drawooo:sub-view-size="70358 82676" draw:text-areas="0 0 ?f0 ?f1" draw:type="ooxml-non-primitive" draw:enhanced-path="M 16890 0 L 0 82676 70358 36067 16890 0 Z N">
            <draw:equation draw:name="f0" draw:formula="logwidth"/>
            <draw:equation draw:name="f1" draw:formula="logheight"/>
          </draw:enhanced-geometry>
        </draw:custom-shape>
        <draw:custom-shape draw:name="CustomShape 42" draw:style-name="gr2" draw:text-style-name="P2" draw:layer="layout" svg:width="0.197cm" svg:height="0.24cm" svg:x="10.589cm" svg:y="4.696cm">
          <text:p/>
          <draw:enhanced-geometry draw:mirror-horizontal="false" draw:mirror-vertical="false" svg:viewBox="0 0 0 0" drawooo:sub-view-size="71120 82423" draw:text-areas="0 0 ?f0 ?f1" draw:type="ooxml-non-primitive" draw:enhanced-path="M 71120 45338 L 0 0 18161 82422 71120 45338 Z N">
            <draw:equation draw:name="f0" draw:formula="logwidth"/>
            <draw:equation draw:name="f1" draw:formula="logheight"/>
          </draw:enhanced-geometry>
        </draw:custom-shape>
        <draw:custom-shape draw:name="CustomShape 43" draw:style-name="gr3" draw:text-style-name="P3" draw:layer="layout" svg:width="1.924cm" svg:height="1.551cm" svg:x="8.662cm" svg:y="0.446cm">
          <text:p/>
          <draw:enhanced-geometry draw:mirror-horizontal="false" draw:mirror-vertical="false" svg:viewBox="0 0 0 0" drawooo:sub-view-size="688466 527812" draw:text-areas="0 0 ?f0 ?f1" draw:type="ooxml-non-primitive" draw:enhanced-path="M 688466 266065 L 688466 257682 687958 249300 684656 224536 678306 200025 668908 176022 656589 152907 641476 130810 623696 109855 603503 90169 580897 72262 556132 55880 529589 41529 501268 29082 471550 18668 440816 10541 409066 4699 376808 1143 344296 0 333375 127 300863 2159 268858 6477 237362 13081 206882 21971 177672 33019 149859 46100 123951 61087 99821 77978 78104 96647 58546 116586 41655 138049 27558 160528 16255 183896 7746 208153 2412 232791 126 257682 0 266065 253 274319 3047 299212 9016 323850 17906 347853 29717 371094 44322 393446 61721 414655 81533 434467 103758 452755 128142 469392 154431 484124 182371 496824 211835 507619 242569 516128 274065 522350 306323 526288 338835 527812 349757 527812 382269 526288 414400 522350 446023 516128 476630 507619 506094 496824 534162 484124 560451 469392 584834 452755 607059 434467 626871 414655 644143 393446 658876 371094 670687 347853 679576 323850 685418 299212 688213 274319 688466 266065 Z N">
            <draw:equation draw:name="f0" draw:formula="logwidth"/>
            <draw:equation draw:name="f1" draw:formula="logheight"/>
          </draw:enhanced-geometry>
        </draw:custom-shape>
        <draw:custom-shape draw:name="CustomShape 44" draw:style-name="gr4" draw:text-style-name="P1" draw:layer="layout" svg:width="1.924cm" svg:height="1.551cm" svg:x="8.662cm" svg:y="0.446cm">
          <text:p/>
          <draw:enhanced-geometry draw:mirror-horizontal="false" draw:mirror-vertical="false" svg:viewBox="0 0 0 0" drawooo:sub-view-size="688466 527812" draw:text-areas="0 0 ?f0 ?f1" draw:type="ooxml-non-primitive" draw:enhanced-path="M 344296 0 L 376808 1143 409066 4699 440816 10541 471550 18668 501268 29082 529589 41529 556132 55880 580897 72262 603503 90169 623696 109855 641476 130810 656589 152907 668908 176022 678306 200025 684656 224536 687958 249300 688466 257682 688466 266065 686688 290956 681863 315722 673988 339979 663066 363474 649351 386206 632967 407669 613917 427990 592454 446786 568705 464057 543051 479425 515619 492887 486537 504190 456310 513461 425068 520446 393064 525144 360552 527557 349757 527812 338835 527812 306323 526288 274065 522350 242569 516128 211835 507619 182371 496824 154431 484124 128142 469392 103758 452755 81533 434467 61721 414655 44322 393446 29717 371094 17906 347853 9016 323850 3047 299212 253 274319 0 266065 126 257682 2412 232791 7746 208153 16255 183896 27558 160528 41655 138049 58546 116586 78104 96647 99821 77978 123951 61087 149859 46100 177672 33019 206882 21971 237362 13081 268858 6477 300863 2159 333375 127 344296 0 N">
            <draw:equation draw:name="f0" draw:formula="logwidth"/>
            <draw:equation draw:name="f1" draw:formula="logheight"/>
          </draw:enhanced-geometry>
        </draw:custom-shape>
        <draw:custom-shape draw:name="CustomShape 45" draw:style-name="gr3" draw:text-style-name="P3" draw:layer="layout" svg:width="1.924cm" svg:height="1.551cm" svg:x="8.662cm" svg:y="2.18cm">
          <text:p/>
          <draw:enhanced-geometry draw:mirror-horizontal="false" draw:mirror-vertical="false" svg:viewBox="0 0 0 0" drawooo:sub-view-size="688466 527812" draw:text-areas="0 0 ?f0 ?f1" draw:type="ooxml-non-primitive" draw:enhanced-path="M 688466 266065 L 688466 257683 687958 249428 684656 224536 678306 200025 668908 176149 656589 152908 641476 130810 623696 109855 603503 90297 580897 72262 556132 56006 529589 41529 501268 29083 471550 18796 440816 10668 409066 4699 376808 1270 344296 0 333375 127 300863 2159 268858 6477 237362 13081 206882 21971 177672 33020 149859 46100 123951 61214 99821 78105 78104 96647 58546 116712 41655 138049 27558 160528 16255 184023 7746 208153 2412 232791 126 257683 0 266065 253 274320 3047 299339 9016 323850 17906 347853 29717 371221 44322 393573 61721 414655 81533 434467 103758 452755 128142 469392 154431 484124 182371 496951 211835 507619 242569 516128 274065 522351 306323 526288 338835 527812 349757 527812 382269 526288 414400 522351 446023 516128 476630 507619 506094 496951 534162 484124 560451 469392 584834 452755 607059 434467 626871 414655 644143 393573 658876 371221 670687 347853 679576 323850 685418 299339 688213 274320 688466 266065 Z N">
            <draw:equation draw:name="f0" draw:formula="logwidth"/>
            <draw:equation draw:name="f1" draw:formula="logheight"/>
          </draw:enhanced-geometry>
        </draw:custom-shape>
        <draw:custom-shape draw:name="CustomShape 46" draw:style-name="gr4" draw:text-style-name="P1" draw:layer="layout" svg:width="1.924cm" svg:height="1.551cm" svg:x="8.662cm" svg:y="2.18cm">
          <text:p/>
          <draw:enhanced-geometry draw:mirror-horizontal="false" draw:mirror-vertical="false" svg:viewBox="0 0 0 0" drawooo:sub-view-size="688466 527812" draw:text-areas="0 0 ?f0 ?f1" draw:type="ooxml-non-primitive" draw:enhanced-path="M 344296 0 L 376808 1270 409066 4699 440816 10668 471550 18796 501268 29083 529589 41529 556132 56006 580897 72262 603503 90297 623696 109855 641476 130810 656589 152908 668908 176149 678306 200025 684656 224536 687958 249428 688466 257683 688466 266065 686688 290956 681863 315722 673988 339979 663066 363474 649351 386207 632967 407797 613917 428117 592454 446913 568705 464058 543051 479425 515619 492887 486537 504317 456310 513588 425068 520573 393064 525272 360552 527558 349757 527812 338835 527812 306323 526288 274065 522351 242569 516128 211835 507619 182371 496951 154431 484124 128142 469392 103758 452755 81533 434467 61721 414655 44322 393573 29717 371221 17906 347853 9016 323850 3047 299339 253 274320 0 266065 126 257683 2412 232791 7746 208153 16255 184023 27558 160528 41655 138049 58546 116712 78104 96647 99821 78105 123951 61214 149859 46100 177672 33020 206882 21971 237362 13081 268858 6477 300863 2159 333375 127 344296 0 N">
            <draw:equation draw:name="f0" draw:formula="logwidth"/>
            <draw:equation draw:name="f1" draw:formula="logheight"/>
          </draw:enhanced-geometry>
        </draw:custom-shape>
        <draw:custom-shape draw:name="CustomShape 47" draw:style-name="gr3" draw:text-style-name="P3" draw:layer="layout" svg:width="1.924cm" svg:height="1.55cm" svg:x="8.662cm" svg:y="3.914cm">
          <text:p/>
          <draw:enhanced-geometry draw:mirror-horizontal="false" draw:mirror-vertical="false" svg:viewBox="0 0 0 0" drawooo:sub-view-size="688466 527685" draw:text-areas="0 0 ?f0 ?f1" draw:type="ooxml-non-primitive" draw:enhanced-path="M 688466 265811 L 688466 257556 687958 249174 684656 224281 678306 199771 668908 175895 656589 152781 641476 130556 623696 109600 603503 90043 580897 72009 556132 55753 529589 41275 501268 28828 471550 18542 440816 10414 409066 4571 376808 1015 355091 0 333375 0 300863 1905 268858 6223 237362 12827 206882 21717 177672 32765 149859 45846 123951 60959 99821 77850 78104 96393 58546 116459 41655 137795 27558 160400 16255 183769 7746 207899 2412 232537 126 257556 0 265811 253 274193 3047 299084 9016 323596 17906 347725 29717 370967 44322 393319 61721 414528 81533 434340 103758 452628 128142 469138 154431 483870 182371 496697 211835 507365 242569 515874 274065 522097 306323 526034 338835 527685 349757 527685 382269 526034 414400 522097 446023 515874 476630 507365 506094 496697 534162 483870 560451 469138 584834 452628 607059 434340 626871 414528 644143 393319 658876 370967 670687 347725 679576 323596 685418 299084 688213 274193 688466 265811 Z N">
            <draw:equation draw:name="f0" draw:formula="logwidth"/>
            <draw:equation draw:name="f1" draw:formula="logheight"/>
          </draw:enhanced-geometry>
        </draw:custom-shape>
        <draw:custom-shape draw:name="CustomShape 48" draw:style-name="gr4" draw:text-style-name="P1" draw:layer="layout" svg:width="1.924cm" svg:height="1.551cm" svg:x="8.662cm" svg:y="3.914cm">
          <text:p/>
          <draw:enhanced-geometry draw:mirror-horizontal="false" draw:mirror-vertical="false" svg:viewBox="0 0 0 0" drawooo:sub-view-size="688466 527812" draw:text-areas="0 0 ?f0 ?f1" draw:type="ooxml-non-primitive" draw:enhanced-path="M 344296 0 L 376808 1142 409066 4698 440816 10540 471550 18668 501268 28955 529589 41401 556132 55879 580897 72135 603503 90169 623696 109727 641476 130682 656589 152907 668908 176022 678306 199897 684656 224408 687958 249300 688466 257682 688466 265938 686688 290956 681863 315594 673988 339851 663066 363473 649351 386079 632967 407669 613917 427989 592454 446785 568705 463930 543051 479297 515619 492759 486537 504189 456310 513460 425068 520445 393064 525144 360552 527557 349757 527811 338835 527811 306323 526160 274065 522223 242569 516000 211835 507491 182371 496823 154431 483997 128142 469264 103758 452754 81533 434466 61721 414654 44322 393445 29717 371094 17906 347852 9016 323722 3047 299211 253 274319 0 265938 126 257682 2412 232663 7746 208025 16255 183895 27558 160527 41655 137922 58546 116585 78104 96519 99821 77977 123951 61086 149859 45973 177672 32892 206882 21843 237362 12953 268858 6350 300863 2031 333375 126 344296 0 N">
            <draw:equation draw:name="f0" draw:formula="logwidth"/>
            <draw:equation draw:name="f1" draw:formula="logheight"/>
          </draw:enhanced-geometry>
        </draw:custom-shape>
        <draw:custom-shape draw:name="CustomShape 49" draw:style-name="gr3" draw:text-style-name="P3" draw:layer="layout" svg:width="1.924cm" svg:height="1.55cm" svg:x="8.662cm" svg:y="5.648cm">
          <text:p/>
          <draw:enhanced-geometry draw:mirror-horizontal="false" draw:mirror-vertical="false" svg:viewBox="0 0 0 0" drawooo:sub-view-size="688466 527684" draw:text-areas="0 0 ?f0 ?f1" draw:type="ooxml-non-primitive" draw:enhanced-path="M 688466 265938 L 688466 257556 687958 249174 684656 224409 678306 199898 668908 175895 656589 152781 641476 130683 623696 109728 603503 90043 580897 72136 556132 55753 529589 41402 501268 28956 471550 18542 440816 10414 409066 4572 376808 1016 355091 0 333375 0 300863 1905 268858 6223 237362 12954 206882 21844 177672 32893 149859 45974 123951 60960 99821 77851 78104 96520 58546 116459 41655 137922 27558 160401 16255 183769 7746 208026 2412 232664 126 257556 0 265938 253 274193 3047 299085 9016 323723 17906 347726 29717 370967 44322 393319 61721 414528 81533 434340 103758 452628 128142 469265 154431 483997 182371 496697 211835 507492 242569 516001 274065 522224 306323 526161 338835 527685 349757 527685 382269 526161 414400 522224 446023 516001 476630 507492 506094 496697 534162 483997 560451 469265 584834 452628 607059 434340 626871 414528 644143 393319 658876 370967 670687 347726 679576 323723 685418 299085 688213 274193 688466 265938 Z N">
            <draw:equation draw:name="f0" draw:formula="logwidth"/>
            <draw:equation draw:name="f1" draw:formula="logheight"/>
          </draw:enhanced-geometry>
        </draw:custom-shape>
        <draw:custom-shape draw:name="CustomShape 50" draw:style-name="gr4" draw:text-style-name="P1" draw:layer="layout" svg:width="1.924cm" svg:height="1.551cm" svg:x="8.662cm" svg:y="5.648cm">
          <text:p/>
          <draw:enhanced-geometry draw:mirror-horizontal="false" draw:mirror-vertical="false" svg:viewBox="0 0 0 0" drawooo:sub-view-size="688466 527812" draw:text-areas="0 0 ?f0 ?f1" draw:type="ooxml-non-primitive" draw:enhanced-path="M 344296 0 L 376808 1142 409066 4698 440816 10540 471550 18668 501268 29082 529589 41528 556132 55879 580897 72262 603503 90169 623696 109854 641476 130809 656589 152908 668908 176022 678306 200025 684656 224536 687958 249300 688466 257683 688466 266064 686688 290956 681863 315722 673988 339852 663066 363473 649351 386206 632967 407669 613917 427989 592454 446785 568705 464057 543051 479425 515619 492886 486537 504189 456310 513460 425068 520445 393064 525144 360552 527557 349757 527811 338835 527811 306323 526288 274065 522350 242569 516128 211835 507619 182371 496823 154431 484123 128142 469391 103758 452754 81533 434466 61721 414654 44322 393445 29717 371093 17906 347852 9016 323850 3047 299211 253 274319 0 266064 126 257683 2412 232790 7746 208152 16255 183895 27558 160527 41655 138048 58546 116586 78104 96647 99821 77977 123951 61086 149859 46100 177672 33019 206882 21970 237362 13080 268858 6350 300863 2031 333375 126 344296 0 N">
            <draw:equation draw:name="f0" draw:formula="logwidth"/>
            <draw:equation draw:name="f1" draw:formula="logheight"/>
          </draw:enhanced-geometry>
        </draw:custom-shape>
        <draw:custom-shape draw:name="CustomShape 51" draw:style-name="gr5" draw:text-style-name="P5" draw:layer="layout" svg:width="1.83cm" svg:height="0.99cm" svg:x="8.655cm" svg:y="0.731cm">
          <text:p text:style-name="P4"><text:span text:style-name="T1">P</text:span><text:span text:style-name="T2">erception me</text:span><text:span text:style-name="T3">r</text:span><text:span text:style-name="T2">itocra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5" draw:text-style-name="P5" draw:layer="layout" svg:width="2.06cm" svg:height="1.296cm" svg:x="8.442cm" svg:y="2.247cm">
          <text:p text:style-name="P6"><text:span text:style-name="T1">P</text:span><text:span text:style-name="T2">erception </text:span></text:p>
          <text:p text:style-name="P6"><text:span text:style-name="T2">non me</text:span><text:span text:style-name="T3">r</text:span><text:span text:style-name="T2">itocra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5" draw:text-style-name="P5" draw:layer="layout" svg:width="1.652cm" svg:height="0.978cm" svg:x="8.774cm" svg:y="4.182cm">
          <text:p text:style-name="P7"><text:span text:style-name="T2">Pre</text:span><text:span text:style-name="T4">f</text:span><text:span text:style-name="T2">erence me</text:span><text:span text:style-name="T3">r</text:span><text:span text:style-name="T2">itocra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5" draw:text-style-name="P5" draw:layer="layout" svg:width="2.076cm" svg:height="1.041cm" svg:x="8.496cm" svg:y="5.882cm">
          <text:p text:style-name="P8"><text:span text:style-name="T2">Pre</text:span><text:span text:style-name="T4">f</text:span><text:span text:style-name="T2">erence </text:span></text:p>
          <text:p text:style-name="P8"><text:span text:style-name="T2">non me</text:span><text:span text:style-name="T3">r</text:span><text:span text:style-name="T2">itocra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1" draw:text-style-name="P1" draw:layer="layout" svg:width="0.419cm" svg:height="0.001cm" svg:x="1.21cm" svg:y="0.336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56" draw:style-name="gr2" draw:text-style-name="P2" draw:layer="layout" svg:width="0.214cm" svg:height="0.177cm" svg:x="1.632cm" svg:y="0.247cm">
          <text:p/>
          <draw:enhanced-geometry draw:mirror-horizontal="false" draw:mirror-vertical="false" svg:viewBox="0 0 0 0" drawooo:sub-view-size="77850 64516" draw:text-areas="0 0 ?f0 ?f1" draw:type="ooxml-non-primitive" draw:enhanced-path="M 0 64516 L 77850 32257 0 0 0 64516 Z N">
            <draw:equation draw:name="f0" draw:formula="logwidth"/>
            <draw:equation draw:name="f1" draw:formula="logheight"/>
          </draw:enhanced-geometry>
        </draw:custom-shape>
        <draw:custom-shape draw:name="CustomShape 57" draw:style-name="gr4" draw:text-style-name="P1" draw:layer="layout" svg:width="2.571cm" svg:height="0.38cm" svg:x="1.848cm" svg:y="0.145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58" draw:style-name="gr1" draw:text-style-name="P1" draw:layer="layout" svg:width="0.419cm" svg:height="0.001cm" svg:x="1.21cm" svg:y="0.966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59" draw:style-name="gr2" draw:text-style-name="P2" draw:layer="layout" svg:width="0.214cm" svg:height="0.177cm" svg:x="1.632cm" svg:y="0.876cm">
          <text:p/>
          <draw:enhanced-geometry draw:mirror-horizontal="false" draw:mirror-vertical="false" svg:viewBox="0 0 0 0" drawooo:sub-view-size="77850 64516" draw:text-areas="0 0 ?f0 ?f1" draw:type="ooxml-non-primitive" draw:enhanced-path="M 0 64516 L 77850 32257 0 0 0 64516 Z N">
            <draw:equation draw:name="f0" draw:formula="logwidth"/>
            <draw:equation draw:name="f1" draw:formula="logheight"/>
          </draw:enhanced-geometry>
        </draw:custom-shape>
        <draw:custom-shape draw:name="CustomShape 60" draw:style-name="gr4" draw:text-style-name="P1" draw:layer="layout" svg:width="2.567cm" svg:height="0.38cm" svg:x="1.848cm" svg:y="0.775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61" draw:style-name="gr1" draw:text-style-name="P1" draw:layer="layout" svg:width="0.419cm" svg:height="0.001cm" svg:x="1.21cm" svg:y="1.596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62" draw:style-name="gr2" draw:text-style-name="P2" draw:layer="layout" svg:width="0.214cm" svg:height="0.177cm" svg:x="1.632cm" svg:y="1.506cm">
          <text:p/>
          <draw:enhanced-geometry draw:mirror-horizontal="false" draw:mirror-vertical="false" svg:viewBox="0 0 0 0" drawooo:sub-view-size="77850 64516" draw:text-areas="0 0 ?f0 ?f1" draw:type="ooxml-non-primitive" draw:enhanced-path="M 0 64516 L 77850 32258 0 0 0 64516 Z N">
            <draw:equation draw:name="f0" draw:formula="logwidth"/>
            <draw:equation draw:name="f1" draw:formula="logheight"/>
          </draw:enhanced-geometry>
        </draw:custom-shape>
        <draw:custom-shape draw:name="CustomShape 63" draw:style-name="gr4" draw:text-style-name="P1" draw:layer="layout" svg:width="2.536cm" svg:height="0.38cm" svg:x="1.848cm" svg:y="1.405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64" draw:style-name="gr1" draw:text-style-name="P1" draw:layer="layout" svg:width="0.419cm" svg:height="0.001cm" svg:x="1.21cm" svg:y="2.225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65" draw:style-name="gr2" draw:text-style-name="P2" draw:layer="layout" svg:width="0.214cm" svg:height="0.177cm" svg:x="1.632cm" svg:y="2.136cm">
          <text:p/>
          <draw:enhanced-geometry draw:mirror-horizontal="false" draw:mirror-vertical="false" svg:viewBox="0 0 0 0" drawooo:sub-view-size="77850 64515" draw:text-areas="0 0 ?f0 ?f1" draw:type="ooxml-non-primitive" draw:enhanced-path="M 0 64515 L 77850 32257 0 0 0 64515 Z N">
            <draw:equation draw:name="f0" draw:formula="logwidth"/>
            <draw:equation draw:name="f1" draw:formula="logheight"/>
          </draw:enhanced-geometry>
        </draw:custom-shape>
        <draw:custom-shape draw:name="CustomShape 66" draw:style-name="gr4" draw:text-style-name="P1" draw:layer="layout" svg:width="2.571cm" svg:height="0.38cm" svg:x="1.848cm" svg:y="2.034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67" draw:style-name="gr1" draw:text-style-name="P1" draw:layer="layout" svg:width="0.419cm" svg:height="0.001cm" svg:x="1.21cm" svg:y="2.855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68" draw:style-name="gr2" draw:text-style-name="P2" draw:layer="layout" svg:width="0.214cm" svg:height="0.177cm" svg:x="1.632cm" svg:y="2.766cm">
          <text:p/>
          <draw:enhanced-geometry draw:mirror-horizontal="false" draw:mirror-vertical="false" svg:viewBox="0 0 0 0" drawooo:sub-view-size="77850 64515" draw:text-areas="0 0 ?f0 ?f1" draw:type="ooxml-non-primitive" draw:enhanced-path="M 0 64515 L 77850 32257 0 0 0 64515 Z N">
            <draw:equation draw:name="f0" draw:formula="logwidth"/>
            <draw:equation draw:name="f1" draw:formula="logheight"/>
          </draw:enhanced-geometry>
        </draw:custom-shape>
        <draw:custom-shape draw:name="CustomShape 69" draw:style-name="gr4" draw:text-style-name="P1" draw:layer="layout" svg:width="2.571cm" svg:height="0.38cm" svg:x="1.848cm" svg:y="2.664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70" draw:style-name="gr1" draw:text-style-name="P1" draw:layer="layout" svg:width="0.419cm" svg:height="0.001cm" svg:x="1.21cm" svg:y="3.485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71" draw:style-name="gr2" draw:text-style-name="P2" draw:layer="layout" svg:width="0.214cm" svg:height="0.178cm" svg:x="1.632cm" svg:y="3.395cm">
          <text:p/>
          <draw:enhanced-geometry draw:mirror-horizontal="false" draw:mirror-vertical="false" svg:viewBox="0 0 0 0" drawooo:sub-view-size="77850 64643" draw:text-areas="0 0 ?f0 ?f1" draw:type="ooxml-non-primitive" draw:enhanced-path="M 0 64643 L 77850 32257 0 0 0 64643 Z N">
            <draw:equation draw:name="f0" draw:formula="logwidth"/>
            <draw:equation draw:name="f1" draw:formula="logheight"/>
          </draw:enhanced-geometry>
        </draw:custom-shape>
        <draw:custom-shape draw:name="CustomShape 72" draw:style-name="gr4" draw:text-style-name="P1" draw:layer="layout" svg:width="2.571cm" svg:height="0.38cm" svg:x="1.848cm" svg:y="3.294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73" draw:style-name="gr1" draw:text-style-name="P1" draw:layer="layout" svg:width="0.419cm" svg:height="0.001cm" svg:x="1.21cm" svg:y="4.115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74" draw:style-name="gr2" draw:text-style-name="P2" draw:layer="layout" svg:width="0.214cm" svg:height="0.178cm" svg:x="1.632cm" svg:y="4.025cm">
          <text:p/>
          <draw:enhanced-geometry draw:mirror-horizontal="false" draw:mirror-vertical="false" svg:viewBox="0 0 0 0" drawooo:sub-view-size="77850 64643" draw:text-areas="0 0 ?f0 ?f1" draw:type="ooxml-non-primitive" draw:enhanced-path="M 0 64643 L 77850 32385 0 0 0 64643 Z N">
            <draw:equation draw:name="f0" draw:formula="logwidth"/>
            <draw:equation draw:name="f1" draw:formula="logheight"/>
          </draw:enhanced-geometry>
        </draw:custom-shape>
        <draw:custom-shape draw:name="CustomShape 75" draw:style-name="gr4" draw:text-style-name="P1" draw:layer="layout" svg:width="2.571cm" svg:height="0.38cm" svg:x="1.848cm" svg:y="3.924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76" draw:style-name="gr1" draw:text-style-name="P1" draw:layer="layout" svg:width="0.419cm" svg:height="0.001cm" svg:x="1.21cm" svg:y="4.745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77" draw:style-name="gr2" draw:text-style-name="P2" draw:layer="layout" svg:width="0.214cm" svg:height="0.177cm" svg:x="1.632cm" svg:y="4.655cm">
          <text:p/>
          <draw:enhanced-geometry draw:mirror-horizontal="false" draw:mirror-vertical="false" svg:viewBox="0 0 0 0" drawooo:sub-view-size="77850 64515" draw:text-areas="0 0 ?f0 ?f1" draw:type="ooxml-non-primitive" draw:enhanced-path="M 0 64515 L 77850 32257 0 0 0 64515 Z N">
            <draw:equation draw:name="f0" draw:formula="logwidth"/>
            <draw:equation draw:name="f1" draw:formula="logheight"/>
          </draw:enhanced-geometry>
        </draw:custom-shape>
        <draw:custom-shape draw:name="CustomShape 78" draw:style-name="gr4" draw:text-style-name="P1" draw:layer="layout" svg:width="2.567cm" svg:height="0.38cm" svg:x="1.848cm" svg:y="4.553cm">
          <text:p/>
          <draw:enhanced-geometry draw:mirror-horizontal="false" draw:mirror-vertical="false" svg:viewBox="0 0 0 0" drawooo:sub-view-size="826135 137668" draw:text-areas="0 0 ?f0 ?f1" draw:type="ooxml-non-primitive" draw:enhanced-path="M 0 137667 L 826135 137667 826135 0 0 0 0 137667 Z N">
            <draw:equation draw:name="f0" draw:formula="logwidth"/>
            <draw:equation draw:name="f1" draw:formula="logheight"/>
          </draw:enhanced-geometry>
        </draw:custom-shape>
        <draw:custom-shape draw:name="CustomShape 79" draw:style-name="gr1" draw:text-style-name="P1" draw:layer="layout" svg:width="0.419cm" svg:height="0.001cm" svg:x="1.21cm" svg:y="5.374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80" draw:style-name="gr2" draw:text-style-name="P2" draw:layer="layout" svg:width="0.214cm" svg:height="0.177cm" svg:x="1.632cm" svg:y="5.285cm">
          <text:p/>
          <draw:enhanced-geometry draw:mirror-horizontal="false" draw:mirror-vertical="false" svg:viewBox="0 0 0 0" drawooo:sub-view-size="77850 64516" draw:text-areas="0 0 ?f0 ?f1" draw:type="ooxml-non-primitive" draw:enhanced-path="M 0 64515 L 77850 32257 0 0 0 64515 Z N">
            <draw:equation draw:name="f0" draw:formula="logwidth"/>
            <draw:equation draw:name="f1" draw:formula="logheight"/>
          </draw:enhanced-geometry>
        </draw:custom-shape>
        <draw:custom-shape draw:name="CustomShape 81" draw:style-name="gr4" draw:text-style-name="P1" draw:layer="layout" svg:width="2.571cm" svg:height="0.38cm" svg:x="1.848cm" svg:y="5.183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82" draw:style-name="gr1" draw:text-style-name="P1" draw:layer="layout" svg:width="0.419cm" svg:height="0.001cm" svg:x="1.21cm" svg:y="6.004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83" draw:style-name="gr2" draw:text-style-name="P2" draw:layer="layout" svg:width="0.214cm" svg:height="0.177cm" svg:x="1.632cm" svg:y="5.914cm">
          <text:p/>
          <draw:enhanced-geometry draw:mirror-horizontal="false" draw:mirror-vertical="false" svg:viewBox="0 0 0 0" drawooo:sub-view-size="77850 64516" draw:text-areas="0 0 ?f0 ?f1" draw:type="ooxml-non-primitive" draw:enhanced-path="M 0 64516 L 77850 32257 0 0 0 64516 Z N">
            <draw:equation draw:name="f0" draw:formula="logwidth"/>
            <draw:equation draw:name="f1" draw:formula="logheight"/>
          </draw:enhanced-geometry>
        </draw:custom-shape>
        <draw:custom-shape draw:name="CustomShape 84" draw:style-name="gr4" draw:text-style-name="P1" draw:layer="layout" svg:width="2.571cm" svg:height="0.38cm" svg:x="1.848cm" svg:y="5.813cm">
          <text:p/>
          <draw:enhanced-geometry draw:mirror-horizontal="false" draw:mirror-vertical="false" svg:viewBox="0 0 0 0" drawooo:sub-view-size="826135 137668" draw:text-areas="0 0 ?f0 ?f1" draw:type="ooxml-non-primitive" draw:enhanced-path="M 0 137667 L 826135 137667 826135 0 0 0 0 137667 Z N">
            <draw:equation draw:name="f0" draw:formula="logwidth"/>
            <draw:equation draw:name="f1" draw:formula="logheight"/>
          </draw:enhanced-geometry>
        </draw:custom-shape>
        <draw:custom-shape draw:name="CustomShape 85" draw:style-name="gr1" draw:text-style-name="P1" draw:layer="layout" svg:width="0.419cm" svg:height="0.001cm" svg:x="1.21cm" svg:y="6.634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86" draw:style-name="gr2" draw:text-style-name="P2" draw:layer="layout" svg:width="0.214cm" svg:height="0.177cm" svg:x="1.632cm" svg:y="6.544cm">
          <text:p/>
          <draw:enhanced-geometry draw:mirror-horizontal="false" draw:mirror-vertical="false" svg:viewBox="0 0 0 0" drawooo:sub-view-size="77850 64516" draw:text-areas="0 0 ?f0 ?f1" draw:type="ooxml-non-primitive" draw:enhanced-path="M 0 64516 L 77850 32258 0 0 0 64516 Z N">
            <draw:equation draw:name="f0" draw:formula="logwidth"/>
            <draw:equation draw:name="f1" draw:formula="logheight"/>
          </draw:enhanced-geometry>
        </draw:custom-shape>
        <draw:custom-shape draw:name="CustomShape 87" draw:style-name="gr4" draw:text-style-name="P1" draw:layer="layout" svg:width="2.571cm" svg:height="0.38cm" svg:x="1.848cm" svg:y="6.443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88" draw:style-name="gr1" draw:text-style-name="P1" draw:layer="layout" svg:width="0.419cm" svg:height="0.001cm" svg:x="1.21cm" svg:y="7.263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89" draw:style-name="gr2" draw:text-style-name="P2" draw:layer="layout" svg:width="0.214cm" svg:height="0.177cm" svg:x="1.632cm" svg:y="7.174cm">
          <text:p/>
          <draw:enhanced-geometry draw:mirror-horizontal="false" draw:mirror-vertical="false" svg:viewBox="0 0 0 0" drawooo:sub-view-size="77850 64516" draw:text-areas="0 0 ?f0 ?f1" draw:type="ooxml-non-primitive" draw:enhanced-path="M 0 64516 L 77850 32258 0 0 0 64516 Z N">
            <draw:equation draw:name="f0" draw:formula="logwidth"/>
            <draw:equation draw:name="f1" draw:formula="logheight"/>
          </draw:enhanced-geometry>
        </draw:custom-shape>
        <draw:custom-shape draw:name="CustomShape 90" draw:style-name="gr4" draw:text-style-name="P1" draw:layer="layout" svg:width="2.567cm" svg:height="0.38cm" svg:x="1.848cm" svg:y="7.072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91" draw:style-name="gr5" draw:text-style-name="P5" draw:layer="layout" svg:width="2.424cm" svg:height="0.19cm" svg:x="1.879cm" svg:y="4.63cm">
          <text:p text:style-name="P9"><text:span text:style-name="T2">Impo</text:span><text:span text:style-name="T5">r</text:span><text:span text:style-name="T2">tance: political conne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2" draw:style-name="gr5" draw:text-style-name="P5" draw:layer="layout" svg:width="2.54cm" svg:height="0.245cm" svg:x="1.879cm" svg:y="6.515cm">
          <text:p text:style-name="P9"><text:span text:style-name="T2">Reasons </text:span><text:span text:style-name="T4">f</text:span><text:span text:style-name="T2">or p</text:span><text:span text:style-name="T4">a</text:span><text:span text:style-name="T2">y: suppo</text:span><text:span text:style-name="T5">r</text:span><text:span text:style-name="T2">t </text:span><text:span text:style-name="T4">f</text:span><text:span text:style-name="T2">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3" draw:style-name="gr5" draw:text-style-name="P5" draw:layer="layout" svg:width="2.369cm" svg:height="0.38cm" svg:x="1.912cm" svg:y="7.058cm">
          <text:p text:style-name="P10"><text:span text:style-name="T2">Reasons </text:span><text:span text:style-name="T4">f</text:span><text:span text:style-name="T2">or p</text:span><text:span text:style-name="T4">a</text:span><text:span text:style-name="T2">y: has childr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4" draw:style-name="gr6" draw:text-style-name="P1" draw:layer="layout" svg:width="2.293cm" svg:height="0.38cm" svg:x="1.848cm" svg:y="6.4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5" draw:style-name="gr5" draw:text-style-name="P5" draw:layer="layout" svg:width="2.293cm" svg:height="0.38cm" svg:x="1.786cm" svg:y="5.81cm">
          <text:p text:style-name="P11"><text:span text:style-name="T2">Reasons </text:span><text:span text:style-name="T4">f</text:span><text:span text:style-name="T2">or p</text:span><text:span text:style-name="T4">a</text:span><text:span text:style-name="T2">y: hard j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6" draw:style-name="gr5" draw:text-style-name="P5" draw:layer="layout" svg:width="2.293cm" svg:height="0.38cm" svg:x="1.749cm" svg:y="5.181cm">
          <text:p text:style-name="P12"><text:span text:style-name="T2">Reasons </text:span><text:span text:style-name="T4">f</text:span><text:span text:style-name="T2">or p</text:span><text:span text:style-name="T4">a</text:span><text:span text:style-name="T2">y: well j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7" draw:style-name="gr6" draw:text-style-name="P1" draw:layer="layout" svg:width="2.571cm" svg:height="0.38cm" svg:x="1.848cm" svg:y="4.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8" draw:style-name="gr5" draw:text-style-name="P5" draw:layer="layout" svg:width="2.293cm" svg:height="0.38cm" svg:x="1.848cm" svg:y="3.924cm">
          <text:p text:style-name="P13"><text:span text:style-name="T2">Impo</text:span><text:span text:style-name="T5">r</text:span><text:span text:style-name="T2">tance: kn</text:span><text:span text:style-name="T6">o</text:span><text:span text:style-name="T2">wing peo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9" draw:style-name="gr5" draw:text-style-name="P5" draw:layer="layout" svg:width="2.831cm" svg:height="0.38cm" svg:x="1.553cm" svg:y="3.294cm">
          <text:p text:style-name="P14"><text:span text:style-name="T2">Impo</text:span><text:span text:style-name="T5">r</text:span><text:span text:style-name="T2">tance: gen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0" draw:style-name="gr5" draw:text-style-name="P5" draw:layer="layout" svg:width="1.795cm" svg:height="0.38cm" svg:x="1.447cm" svg:y="2.663cm">
          <text:p text:style-name="P15"><text:span text:style-name="T2">Impo</text:span><text:span text:style-name="T5">r</text:span><text:span text:style-name="T2">tance: r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1" draw:style-name="gr5" draw:text-style-name="P5" draw:layer="layout" svg:width="2.382cm" svg:height="0.38cm" svg:x="1.921cm" svg:y="2.034cm">
          <text:p text:style-name="P10"><text:span text:style-name="T2">Impo</text:span><text:span text:style-name="T5">r</text:span><text:span text:style-name="T2">tance: educated par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2" draw:style-name="gr5" draw:text-style-name="P5" draw:layer="layout" svg:width="2.571cm" svg:height="0.38cm" svg:x="1.813cm" svg:y="1.404cm">
          <text:p text:style-name="P16"><text:span text:style-name="T2">Impo</text:span><text:span text:style-name="T5">r</text:span><text:span text:style-name="T2">tance: wealt</text:span><text:span text:style-name="T4">h</text:span><text:span text:style-name="T2">y </text:span><text:span text:style-name="T4">f</text:span><text:span text:style-name="T2">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3" draw:style-name="gr5" draw:text-style-name="P5" draw:layer="layout" svg:width="2.536cm" svg:height="0.38cm" svg:x="1.879cm" svg:y="0.775cm">
          <text:p text:style-name="P17"><text:span text:style-name="T2">Impo</text:span><text:span text:style-name="T5">r</text:span><text:span text:style-name="T2">tance: h</text:span><text:span text:style-name="T6">a</text:span><text:span text:style-name="T2">ving amb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4" draw:style-name="gr5" draw:text-style-name="P5" draw:layer="layout" svg:width="2.293cm" svg:height="0.38cm" svg:x="1.651cm" svg:y="0.163cm">
          <text:p text:style-name="P18"><text:span text:style-name="T2">Impo</text:span><text:span text:style-name="T5">r</text:span><text:span text:style-name="T2">tance: hard wo</text:span><text:span text:style-name="T7">r</text:span><text:span text:style-name="T2">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7" draw:layer="layout" svg:width="4.566cm" svg:height="2.569cm" svg:x="5.336cm" svg:y="0.953cm" draw:page-number="1" presentation:class="page"/>
          <draw:frame draw:name="PlaceHolder 2" presentation:style-name="pr1" draw:text-style-name="P19" draw:layer="layout" svg:width="12.186cm" svg:height="2.997cm" svg:x="1.526cm" svg:y="3.669cm" presentation:class="notes" presentation:placeholder="true" presentation:user-transformed="true">
            <draw:text-box/>
          </draw:frame>
          <draw:custom-shape draw:name="TextShape 3" draw:style-name="gr8" draw:text-style-name="P5" draw:layer="layout" svg:width="6.599cm" svg:height="0.382cm" svg:x="8.634cm" svg:y="7.236cm">
            <text:p text:style-name="P20"><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draw:custom-shape draw:name="CustomShape 1" draw:style-name="gr9" draw:text-style-name="P21" draw:layer="layout" svg:width="5.527cm" svg:height="0.599cm" svg:x="7.172cm" svg:y="5.9cm">
          <text:p text:style-name="P20"><text:span text:style-name="T9">DWLS Estimation, completely standardized solution, N=712</text:span></text:p>
          <text:p text:style-name="P20"><text:span text:style-name="T9">Chi2=41.633** / df=14, CFI=0.991, TLI=0.981, RMSEA=0.053</text:span></text:p>
          <text:p text:style-name="P20"><text:span text:style-name="T10">**p&lt;0.01, *p&lt;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23" draw:layer="layout" svg:width="1.997cm" svg:height="0.999cm" svg:x="4.403cm" svg:y="2.137cm">
          <text:p text:style-name="P22"><text:span text:style-name="T11">Perception</text:span></text:p>
          <text:p text:style-name="P22"><text:span text:style-name="T11">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1" draw:text-style-name="P23" draw:layer="layout" svg:width="1.927cm" svg:height="0.399cm" svg:x="1.472cm" svg:y="3.74cm">
          <text:p text:style-name="P22"><text:span text:style-name="T9">Perception: rich 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23" draw:layer="layout" svg:width="1.999cm" svg:height="0.999cm" svg:x="7.204cm" svg:y="2.138cm">
          <text:p text:style-name="P22"><text:span text:style-name="T11">Preference</text:span></text:p>
          <text:p text:style-name="P22"><text:span text:style-name="T11">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3" draw:text-style-name="P23" draw:layer="layout" svg:width="1.927cm" svg:height="0.399cm" svg:x="1.472cm" svg:y="4.64cm">
          <text:p text:style-name="P22"><text:span text:style-name="T9">Perception: conta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4" draw:text-style-name="P23" draw:layer="layout" svg:width="1.927cm" svg:height="0.399cm" svg:x="1.472cm" svg:y="1.84cm">
          <text:p text:style-name="P22"><text:span text:style-name="T9">Perception: eff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5" draw:text-style-name="P23" draw:layer="layout" svg:width="1.927cm" svg:height="0.399cm" svg:x="1.472cm" svg:y="2.74cm">
          <text:p text:style-name="P22"><text:span text:style-name="T9">Perception: tal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6" draw:text-style-name="P23" draw:layer="layout" svg:width="1.927cm" svg:height="0.399cm" svg:x="10.172cm" svg:y="3.74cm">
          <text:p text:style-name="P22"><text:span text:style-name="T9">Preference: rich 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7" draw:text-style-name="P23" draw:layer="layout" svg:width="1.927cm" svg:height="0.399cm" svg:x="10.172cm" svg:y="4.64cm">
          <text:p text:style-name="P22"><text:span text:style-name="T9">Preference: conta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8" draw:text-style-name="P23" draw:layer="layout" svg:width="1.927cm" svg:height="0.399cm" svg:x="10.172cm" svg:y="1.84cm">
          <text:p text:style-name="P22"><text:span text:style-name="T9">Preference: eff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9" draw:text-style-name="P23" draw:layer="layout" svg:width="1.927cm" svg:height="0.399cm" svg:x="10.172cm" svg:y="2.74cm">
          <text:p text:style-name="P22"><text:span text:style-name="T9">Preference: tal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20" draw:text-style-name="P1" draw:layer="layout" svg:x1="4.4cm" svg:y1="2.6cm" svg:x2="3.397cm" svg:y2="2cm">
          <text:p/>
        </draw:line>
        <draw:line draw:name="Line 13" draw:style-name="gr20" draw:text-style-name="P1" draw:layer="layout" svg:x1="4.404cm" svg:y1="2.601cm" svg:x2="3.4cm" svg:y2="3cm">
          <text:p/>
        </draw:line>
        <draw:line draw:name="Line 14" draw:style-name="gr20" draw:text-style-name="P1" draw:layer="layout" svg:x1="4.404cm" svg:y1="4.5cm" svg:x2="3.401cm" svg:y2="3.9cm">
          <text:p/>
        </draw:line>
        <draw:line draw:name="Line 15" draw:style-name="gr20" draw:text-style-name="P1" draw:layer="layout" svg:x1="4.405cm" svg:y1="4.501cm" svg:x2="3.401cm" svg:y2="4.9cm">
          <text:p/>
        </draw:line>
        <draw:line draw:name="Line 16" draw:style-name="gr20" draw:text-style-name="P1" draw:layer="layout" svg:x1="9.202cm" svg:y1="2.6cm" svg:x2="10.205cm" svg:y2="2cm">
          <text:p/>
        </draw:line>
        <draw:line draw:name="Line 17" draw:style-name="gr20" draw:text-style-name="P1" draw:layer="layout" svg:x1="9.201cm" svg:y1="2.601cm" svg:x2="10.205cm" svg:y2="3cm">
          <text:p/>
        </draw:line>
        <draw:line draw:name="Line 18" draw:style-name="gr20" draw:text-style-name="P1" draw:layer="layout" svg:x1="9.202cm" svg:y1="4.5cm" svg:x2="10.205cm" svg:y2="3.9cm">
          <text:p/>
        </draw:line>
        <draw:line draw:name="Line 19" draw:style-name="gr20" draw:text-style-name="P1" draw:layer="layout" svg:x1="9.201cm" svg:y1="4.501cm" svg:x2="10.205cm" svg:y2="4.9cm">
          <text:p/>
        </draw:line>
        <draw:custom-shape draw:name="CustomShape 21" draw:style-name="gr21" draw:text-style-name="P24" draw:layer="layout" svg:width="0.199cm" svg:height="0.199cm" svg:x="4.5cm" svg:y="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21" draw:text-style-name="P24" draw:layer="layout" svg:width="0.199cm" svg:height="0.199cm" svg:x="4.501cm" svg:y="4.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ine 23" draw:style-name="gr22" draw:text-style-name="P1" draw:layer="layout" svg:width="0.028cm" svg:height="1.43cm" svg:x="4.501cm" svg:y="2.871cm">
          <text:p/>
          <draw:enhanced-geometry draw:mirror-horizontal="true" draw:mirror-vertical="false" svg:viewBox="0 0 0 0" draw:text-areas="0 0 ?f5 ?f6" draw:type="ooxml-curvedConnector3" draw:modifiers="1086206.8965517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24" draw:style-name="gr21" draw:text-style-name="P24" draw:layer="layout" svg:width="0.199cm" svg:height="0.199cm" svg:x="8.91cm" svg:y="2.701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 draw:style-name="gr21" draw:text-style-name="P24" draw:layer="layout" svg:width="0.199cm" svg:height="0.199cm" svg:x="8.909cm" svg:y="4.20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ine 26" draw:style-name="gr22" draw:text-style-name="P1" draw:layer="layout" svg:width="0.027cm" svg:height="1.43cm" svg:x="9.086cm" svg:y="2.872cm">
          <text:p/>
          <draw:enhanced-geometry draw:mirror-horizontal="false" draw:mirror-vertical="false" svg:viewBox="0 0 0 0" draw:text-areas="0 0 ?f5 ?f6" draw:type="ooxml-curvedConnector3" draw:modifiers="1003571.42857143"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27" draw:style-name="gr23" draw:text-style-name="P26" draw:layer="layout" svg:width="1.999cm" svg:height="0.999cm" svg:x="4.4cm" svg:y="4cm">
          <text:p text:style-name="P25"><text:span text:style-name="T12">Perception</text:span></text:p>
          <text:p text:style-name="P25"><text:span text:style-name="T12">Non-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gr24" draw:text-style-name="P23" draw:layer="layout" svg:width="1.999cm" svg:height="0.999cm" svg:x="7.201cm" svg:y="4.001cm">
          <text:p text:style-name="P22"><text:span text:style-name="T11">Preference</text:span></text:p>
          <text:p text:style-name="P22"><text:span text:style-name="T11">Non-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5" draw:text-style-name="P1" draw:layer="layout" svg:width="2.002cm" svg:height="0.196cm" draw:transform="rotate (2.61380508778671) translate (7.622cm 4.104cm)">
          <draw:image xlink:href="Pictures/10000201000004D60000007907FEC51DA207E20B.png" xlink:type="simple" xlink:show="embed" xlink:actuate="onLoad">
            <text:p/>
          </draw:image>
        </draw:frame>
        <draw:frame draw:style-name="gr25" draw:text-style-name="P1" draw:layer="layout" svg:width="2.002cm" svg:height="0.195cm" draw:transform="rotate (-2.61363055486151) translate (7.726cm 3.094cm)">
          <draw:image xlink:href="Pictures/10000201000004D60000007907FEC51DA207E20B.png" xlink:type="simple" xlink:show="embed" xlink:actuate="onLoad">
            <text:p/>
          </draw:image>
        </draw:frame>
        <draw:frame draw:style-name="gr25" draw:text-style-name="P1" draw:layer="layout" svg:width="0.218cm" svg:height="0.143cm" svg:x="6.8cm" svg:y="3.4cm">
          <draw:image xlink:href="Pictures/10000201000000AF000000738AD044BD16AD12EF.png" xlink:type="simple" xlink:show="embed" xlink:actuate="onLoad">
            <text:p/>
          </draw:image>
        </draw:frame>
        <draw:custom-shape draw:name="Line 31" draw:style-name="gr26" draw:text-style-name="P1" draw:layer="layout" svg:width="0.493cm" svg:height="0.002cm" svg:x="12.096cm" svg:y="2.04cm">
          <text:p/>
          <draw:enhanced-geometry draw:mirror-horizontal="true" draw:mirror-vertical="true" svg:viewBox="0 0 21600 21600" draw:type="mso-spt32" draw:enhanced-path="M 0 0 L 21600 21600 N"/>
        </draw:custom-shape>
        <draw:custom-shape draw:name="Line 32" draw:style-name="gr26" draw:text-style-name="P1" draw:layer="layout" svg:width="0.493cm" svg:height="0.002cm" svg:x="12.097cm" svg:y="2.94cm">
          <text:p/>
          <draw:enhanced-geometry draw:mirror-horizontal="true" draw:mirror-vertical="true" svg:viewBox="0 0 21600 21600" draw:type="mso-spt32" draw:enhanced-path="M 0 0 L 21600 21600 N"/>
        </draw:custom-shape>
        <draw:custom-shape draw:name="Line 33" draw:style-name="gr26" draw:text-style-name="P1" draw:layer="layout" svg:width="0.493cm" svg:height="0.002cm" svg:x="12.098cm" svg:y="3.94cm">
          <text:p/>
          <draw:enhanced-geometry draw:mirror-horizontal="true" draw:mirror-vertical="true" svg:viewBox="0 0 21600 21600" draw:type="mso-spt32" draw:enhanced-path="M 0 0 L 21600 21600 N"/>
        </draw:custom-shape>
        <draw:custom-shape draw:name="Line 34" draw:style-name="gr26" draw:text-style-name="P1" draw:layer="layout" svg:width="0.493cm" svg:height="0.002cm" svg:x="12.099cm" svg:y="4.84cm">
          <text:p/>
          <draw:enhanced-geometry draw:mirror-horizontal="true" draw:mirror-vertical="true" svg:viewBox="0 0 21600 21600" draw:type="mso-spt32" draw:enhanced-path="M 0 0 L 21600 21600 N"/>
        </draw:custom-shape>
        <draw:custom-shape draw:name="Line 35" draw:style-name="gr26" draw:text-style-name="P1" draw:layer="layout" svg:width="0.518cm" svg:height="0.001cm" svg:x="0.954cm" svg:y="4.84cm">
          <text:p/>
          <draw:enhanced-geometry draw:mirror-horizontal="false" draw:mirror-vertical="false" svg:viewBox="0 0 21600 21600" draw:type="mso-spt32" draw:enhanced-path="M 0 0 L 21600 21600 N"/>
        </draw:custom-shape>
        <draw:custom-shape draw:name="Line 36" draw:style-name="gr26" draw:text-style-name="P1" draw:layer="layout" svg:width="0.518cm" svg:height="0.001cm" svg:x="0.954cm" svg:y="3.94cm">
          <text:p/>
          <draw:enhanced-geometry draw:mirror-horizontal="false" draw:mirror-vertical="false" svg:viewBox="0 0 21600 21600" draw:type="mso-spt32" draw:enhanced-path="M 0 0 L 21600 21600 N"/>
        </draw:custom-shape>
        <draw:custom-shape draw:name="Line 37" draw:style-name="gr26" draw:text-style-name="P1" draw:layer="layout" svg:width="0.518cm" svg:height="0.001cm" svg:x="0.954cm" svg:y="2.94cm">
          <text:p/>
          <draw:enhanced-geometry draw:mirror-horizontal="false" draw:mirror-vertical="false" svg:viewBox="0 0 21600 21600" draw:type="mso-spt32" draw:enhanced-path="M 0 0 L 21600 21600 N"/>
        </draw:custom-shape>
        <draw:custom-shape draw:name="Line 38" draw:style-name="gr26" draw:text-style-name="P1" draw:layer="layout" svg:width="0.518cm" svg:height="0.001cm" svg:x="0.954cm" svg:y="2.04cm">
          <text:p/>
          <draw:enhanced-geometry draw:mirror-horizontal="false" draw:mirror-vertical="false" svg:viewBox="0 0 21600 21600" draw:type="mso-spt32" draw:enhanced-path="M 0 0 L 21600 21600 N"/>
        </draw:custom-shape>
        <draw:custom-shape draw:name="TextShape 39" draw:style-name="gr27" draw:text-style-name="P5" draw:layer="layout" svg:width="1.199cm" svg:height="0.75cm" svg:x="3.4cm" svg:y="1.8cm">
          <text:p text:style-name="P27"><text:span text:style-name="T13">0.7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0" draw:style-name="gr27" draw:text-style-name="P5" draw:layer="layout" svg:width="1.331cm" svg:height="0.751cm" svg:x="3.368cm" svg:y="2.748cm">
          <text:p text:style-name="P27"><text:span text:style-name="T13">0.6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1" draw:style-name="gr27" draw:text-style-name="P5" draw:layer="layout" svg:width="1.331cm" svg:height="0.751cm" svg:x="3.4cm" svg:y="3.74cm">
          <text:p text:style-name="P27"><text:span text:style-name="T13">0.8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2" draw:style-name="gr27" draw:text-style-name="P5" draw:layer="layout" svg:width="1.331cm" svg:height="0.751cm" svg:x="3.401cm" svg:y="4.648cm">
          <text:p text:style-name="P27"><text:span text:style-name="T13">0.8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3" draw:style-name="gr27" draw:text-style-name="P5" draw:layer="layout" svg:width="1.331cm" svg:height="0.751cm" svg:x="9.168cm" svg:y="1.8cm">
          <text:p text:style-name="P27"><text:span text:style-name="T13">0.6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4" draw:style-name="gr28" draw:text-style-name="P28" draw:layer="layout" svg:width="1.331cm" svg:height="0.751cm" svg:x="9.186cm" svg:y="2.701cm">
          <text:p text:style-name="P27"><text:span text:style-name="T13">0.5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5" draw:style-name="gr27" draw:text-style-name="P5" draw:layer="layout" svg:width="1.331cm" svg:height="0.751cm" svg:x="9.192cm" svg:y="3.803cm">
          <text:p text:style-name="P27"><text:span text:style-name="T13">0.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6" draw:style-name="gr27" draw:text-style-name="P5" draw:layer="layout" svg:width="1.331cm" svg:height="0.751cm" svg:x="9.168cm" svg:y="4.7cm">
          <text:p text:style-name="P27"><text:span text:style-name="T13">0.7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7" draw:style-name="gr27" draw:text-style-name="P5" draw:layer="layout" svg:width="1.449cm" svg:height="0.751cm" svg:x="4.033cm" svg:y="3.303cm">
          <text:p text:style-name="P27"><text:span text:style-name="T13">-0.0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8" draw:style-name="gr27" draw:text-style-name="P5" draw:layer="layout" svg:width="1.331cm" svg:height="0.751cm" svg:x="6.3cm" svg:y="1.5cm">
          <text:p text:style-name="P27"><text:span text:style-name="T13">0.4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9" draw:style-name="gr27" draw:text-style-name="P5" draw:layer="layout" svg:width="1.331cm" svg:height="0.751cm" svg:x="7.119cm" svg:y="3.4cm">
          <text:p text:style-name="P27"><text:span text:style-name="T13">0.2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0" draw:style-name="gr27" draw:text-style-name="P5" draw:layer="layout" svg:width="1.331cm" svg:height="0.751cm" svg:x="5.492cm" svg:y="3.403cm">
          <text:p text:style-name="P27"><text:span text:style-name="T13">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1" draw:style-name="gr27" draw:text-style-name="P5" draw:layer="layout" svg:width="1.449cm" svg:height="0.751cm" svg:x="6.291cm" svg:y="5.111cm">
          <text:p text:style-name="P27"><text:span text:style-name="T13">-0.0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2" draw:style-name="gr27" draw:text-style-name="P5" draw:layer="layout" svg:width="1.331cm" svg:height="0.751cm" svg:x="8.492cm" svg:y="3.303cm">
          <text:p text:style-name="P27"><text:span text:style-name="T13">0.1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3" draw:style-name="gr29" draw:text-style-name="P1" draw:layer="layout" svg:x1="1cm" svg:y1="5.8cm" svg:x2="12.6cm" svg:y2="5.801cm">
          <text:p/>
        </draw:line>
        <draw:custom-shape draw:name="Line 23" draw:style-name="gr30" draw:text-style-name="P1" draw:layer="layout" svg:width="0.028cm" svg:height="1.429cm" draw:transform="rotate (-1.59034401441723) translate (7.484cm 4.887cm)">
          <text:p/>
          <draw:enhanced-geometry draw:mirror-horizontal="true" draw:mirror-vertical="false" svg:viewBox="0 0 0 0" draw:text-areas="0 0 ?f5 ?f6" draw:type="ooxml-curvedConnector3" draw:modifiers="1086206.8965517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Line 23" draw:style-name="gr30" draw:text-style-name="P1" draw:layer="layout" svg:width="0.028cm" svg:height="1.429cm" draw:transform="rotate (-1.59034401441723) translate (7.485cm 2.281cm)">
          <text:p/>
          <draw:enhanced-geometry draw:mirror-horizontal="true" draw:mirror-vertical="true" svg:viewBox="0 0 0 0" draw:text-areas="0 0 ?f5 ?f6" draw:type="ooxml-curvedConnector3" draw:modifiers="1086206.8965517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presentation:notes draw:style-name="dp3">
          <draw:page-thumbnail draw:style-name="gr7" draw:layer="layout" svg:width="18.624cm" svg:height="10.476cm" svg:x="1.482cm" svg:y="2.123cm" draw:page-number="2" presentation:class="page"/>
          <draw:frame presentation:style-name="pr2" draw:text-style-name="P2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Latin Modern Roman" svg:font-family="'Latin Modern Roman'"/>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CL"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Arrow" draw:marker-end-width="0.1cm" draw:marker-end-center="false" draw:fill="solid" draw:fill-color="#729fcf" draw:textarea-horizontal-align="justify" fo:padding-top="0.125cm" fo:padding-bottom="0.125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3.547cm" fo:page-height="7.62cm" style:print-orientation="landscape"/>
    </style:page-layout>
    <style:page-layout style:name="PM2">
      <style:page-layout-properties fo:margin-top="0cm" fo:margin-bottom="0cm" fo:margin-left="0cm" fo:margin-right="0cm" fo:page-width="15.24cm" fo:page-height="7.6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12.191cm" svg:height="1.271cm" svg:x="0.677cm" svg:y="0.304cm" presentation:class="title" presentation:placeholder="true">
        <draw:text-box/>
      </draw:frame>
      <draw:frame presentation:style-name="Blank_20_Slide-outline1" draw:layer="backgroundobjects" svg:width="12.191cm" svg:height="4.418cm" svg:x="0.677cm" svg:y="1.783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s-CL</dc:language>
    <dc:date>2021-04-15T18:08:41.558328330</dc:date>
    <meta:editing-cycles>15</meta:editing-cycles>
    <dc:title>Presentación de PowerPoint</dc:title>
    <meta:editing-duration>PT52M58S</meta:editing-duration>
    <meta:generator>LibreOffice/6.0.7.3$Linux_X86_64 LibreOffice_project/00m0$Build-3</meta:generator>
    <meta:document-statistic meta:object-count="182"/>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Personalizado</meta:user-defined>
    <meta:user-defined meta:name="ScaleCrop" meta:value-type="boolean">false</meta:user-defined>
    <meta:user-defined meta:name="ShareDoc" meta:value-type="boolean">false</meta:user-defined>
    <meta:user-defined meta:name="Slides" meta:value-type="float">1</meta:user-defined>
  </office:meta>
</office:document-meta>
</file>